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1" svg:font-family="" style:font-family-generic="swis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o1" style:family="table" style:master-page-name="First_20_Page">
      <style:table-properties style:width="16.383cm" fo:margin-left="-0.191cm" fo:margin-top="0cm" fo:margin-bottom="0cm" style:page-number="auto" table:align="left" style:writing-mode="lr-tb"/>
    </style:style>
    <style:style style:name="Tablo1.A" style:family="table-column">
      <style:table-column-properties style:column-width="16.383cm"/>
    </style:style>
    <style:style style:name="Tablo1.1" style:family="table-row">
      <style:table-row-properties style:min-row-height="5.08cm" style:keep-together="true" fo:keep-together="auto"/>
    </style:style>
    <style:style style:name="Tablo1.A1" style:family="table-cell">
      <style:table-cell-properties fo:padding-left="0.191cm" fo:padding-right="0.191cm" fo:padding-top="0cm" fo:padding-bottom="0cm" fo:border="none"/>
    </style:style>
    <style:style style:name="Tablo1.2" style:family="table-row">
      <style:table-row-properties style:min-row-height="2.54cm" style:keep-together="true" fo:keep-together="auto"/>
    </style:style>
    <style:style style:name="Tablo1.A2" style:family="table-cell">
      <style:table-cell-properties style:vertical-align="middle" fo:padding-left="0.191cm" fo:padding-right="0.191cm" fo:padding-top="0cm" fo:padding-bottom="0cm" fo:border="none"/>
    </style:style>
    <style:style style:name="Tablo1.3" style:family="table-row">
      <style:table-row-properties style:min-row-height="1.27cm" style:keep-together="true" fo:keep-together="auto"/>
    </style:style>
    <style:style style:name="Tablo1.4" style:family="table-row">
      <style:table-row-properties style:min-row-height="0.635cm" style:keep-together="true" fo:keep-together="auto"/>
    </style:style>
    <style:style style:name="Tablo2" style:family="table">
      <style:table-properties style:width="16.247cm" fo:margin-left="-0.191cm" fo:margin-top="0cm" fo:margin-bottom="0cm" table:align="left" style:writing-mode="lr-tb"/>
    </style:style>
    <style:style style:name="Tablo2.A" style:family="table-column">
      <style:table-column-properties style:column-width="8.123cm"/>
    </style:style>
    <style:style style:name="Tablo2.1" style:family="table-row">
      <style:table-row-properties style:keep-together="true" fo:keep-together="auto"/>
    </style:style>
    <style:style style:name="Tablo2.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2.A2" style:family="table-cell">
      <style:table-cell-properties style:vertical-align="middle" fo:background-color="#c0c0c0" fo:padding-left="0.191cm" fo:padding-right="0.191cm" fo:padding-top="0cm" fo:padding-bottom="0cm" fo:border="0.035cm solid #000001">
        <style:background-image/>
      </style:table-cell-properties>
    </style:style>
    <style:style style:name="Tablo2.A3" style:family="table-cell">
      <style:table-cell-properties style:vertical-align="middle" fo:padding-left="0.191cm" fo:padding-right="0.191cm" fo:padding-top="0cm" fo:padding-bottom="0cm" fo:border="0.035cm solid #000001"/>
    </style:style>
    <style:style style:name="Tablo3" style:family="table">
      <style:table-properties style:width="16.247cm" fo:margin-left="-0.191cm" fo:margin-top="0cm" fo:margin-bottom="0cm" table:align="left" style:writing-mode="lr-tb"/>
    </style:style>
    <style:style style:name="Tablo3.A" style:family="table-column">
      <style:table-column-properties style:column-width="8.123cm"/>
    </style:style>
    <style:style style:name="Tablo3.1" style:family="table-row">
      <style:table-row-properties style:keep-together="true" fo:keep-together="auto"/>
    </style:style>
    <style:style style:name="Tablo3.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3.A2" style:family="table-cell">
      <style:table-cell-properties style:vertical-align="middle" fo:background-color="#c0c0c0" fo:padding-left="0.191cm" fo:padding-right="0.191cm" fo:padding-top="0cm" fo:padding-bottom="0cm" fo:border="0.035cm solid #000001">
        <style:background-image/>
      </style:table-cell-properties>
    </style:style>
    <style:style style:name="Tablo3.B2" style:family="table-cell">
      <style:table-cell-properties fo:background-color="#c0c0c0" fo:padding-left="0.191cm" fo:padding-right="0.191cm" fo:padding-top="0cm" fo:padding-bottom="0cm" fo:border="0.035cm solid #000001">
        <style:background-image/>
      </style:table-cell-properties>
    </style:style>
    <style:style style:name="Tablo3.A3" style:family="table-cell">
      <style:table-cell-properties style:vertical-align="middle" fo:padding-left="0.191cm" fo:padding-right="0.191cm" fo:padding-top="0cm" fo:padding-bottom="0cm" fo:border="0.035cm solid #000001"/>
    </style:style>
    <style:style style:name="Tablo3.B3" style:family="table-cell">
      <style:table-cell-properties fo:padding-left="0.191cm" fo:padding-right="0.191cm" fo:padding-top="0cm" fo:padding-bottom="0cm" fo:border="0.035cm solid #000001"/>
    </style:style>
    <style:style style:name="Tablo4" style:family="table">
      <style:table-properties style:width="16.247cm" fo:margin-left="-0.191cm" fo:margin-top="0cm" fo:margin-bottom="0cm" table:align="left" style:writing-mode="lr-tb"/>
    </style:style>
    <style:style style:name="Tablo4.A" style:family="table-column">
      <style:table-column-properties style:column-width="8.123cm"/>
    </style:style>
    <style:style style:name="Tablo4.1" style:family="table-row">
      <style:table-row-properties style:keep-together="true" fo:keep-together="auto"/>
    </style:style>
    <style:style style:name="Tablo4.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4.A2" style:family="table-cell">
      <style:table-cell-properties style:vertical-align="middle" fo:background-color="#c0c0c0" fo:padding-left="0.191cm" fo:padding-right="0.191cm" fo:padding-top="0cm" fo:padding-bottom="0cm" fo:border="0.035cm solid #000001">
        <style:background-image/>
      </style:table-cell-properties>
    </style:style>
    <style:style style:name="Tablo4.B2" style:family="table-cell">
      <style:table-cell-properties fo:background-color="#c0c0c0" fo:padding-left="0.191cm" fo:padding-right="0.191cm" fo:padding-top="0cm" fo:padding-bottom="0cm" fo:border="0.035cm solid #000001">
        <style:background-image/>
      </style:table-cell-properties>
    </style:style>
    <style:style style:name="Tablo4.A3" style:family="table-cell">
      <style:table-cell-properties style:vertical-align="middle" fo:padding-left="0.191cm" fo:padding-right="0.191cm" fo:padding-top="0cm" fo:padding-bottom="0cm" fo:border="0.035cm solid #000001"/>
    </style:style>
    <style:style style:name="Tablo4.B3" style:family="table-cell">
      <style:table-cell-properties fo:padding-left="0.191cm" fo:padding-right="0.191cm" fo:padding-top="0cm" fo:padding-bottom="0cm" fo:border="0.035cm solid #000001"/>
    </style:style>
    <style:style style:name="Tablo5" style:family="table">
      <style:table-properties style:width="16.247cm" fo:margin-left="-0.191cm" fo:margin-top="0cm" fo:margin-bottom="0cm" table:align="left" style:writing-mode="lr-tb"/>
    </style:style>
    <style:style style:name="Tablo5.A" style:family="table-column">
      <style:table-column-properties style:column-width="8.123cm"/>
    </style:style>
    <style:style style:name="Tablo5.1" style:family="table-row">
      <style:table-row-properties style:keep-together="true" fo:keep-together="auto"/>
    </style:style>
    <style:style style:name="Tablo5.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5.A2" style:family="table-cell">
      <style:table-cell-properties style:vertical-align="middle" fo:background-color="#c0c0c0" fo:padding-left="0.191cm" fo:padding-right="0.191cm" fo:padding-top="0cm" fo:padding-bottom="0cm" fo:border="0.035cm solid #000001">
        <style:background-image/>
      </style:table-cell-properties>
    </style:style>
    <style:style style:name="Tablo5.A3" style:family="table-cell">
      <style:table-cell-properties style:vertical-align="middle" fo:padding-left="0.191cm" fo:padding-right="0.191cm" fo:padding-top="0cm" fo:padding-bottom="0cm" fo:border="0.035cm solid #000001"/>
    </style:style>
    <style:style style:name="Tablo6" style:family="table">
      <style:table-properties style:width="16.275cm" fo:margin-left="-0.191cm" fo:margin-top="0cm" fo:margin-bottom="0cm" table:align="left" style:writing-mode="lr-tb"/>
    </style:style>
    <style:style style:name="Tablo6.A" style:family="table-column">
      <style:table-column-properties style:column-width="7.19cm"/>
    </style:style>
    <style:style style:name="Tablo6.B" style:family="table-column">
      <style:table-column-properties style:column-width="9.084cm"/>
    </style:style>
    <style:style style:name="Tablo6.1" style:family="table-row">
      <style:table-row-properties style:min-row-height="0.466cm" style:keep-together="true" fo:keep-together="auto"/>
    </style:style>
    <style:style style:name="Tablo6.A1" style:family="table-cell">
      <style:table-cell-properties fo:padding-left="0.191cm" fo:padding-right="0.191cm" fo:padding-top="0cm" fo:padding-bottom="0cm" fo:border-left="0.053cm solid #00000a" fo:border-right="0.053cm solid #00000a" fo:border-top="0.053cm solid #00000a" fo:border-bottom="0.079cm solid #000001"/>
    </style:style>
    <style:style style:name="Tablo6.2" style:family="table-row">
      <style:table-row-properties style:min-row-height="0.245cm" style:keep-together="true" fo:keep-together="auto"/>
    </style:style>
    <style:style style:name="Tablo6.A2" style:family="table-cell">
      <style:table-cell-properties style:vertical-align="middle" fo:background-color="#ffffff" fo:padding-left="0.191cm" fo:padding-right="0.191cm" fo:padding-top="0cm" fo:padding-bottom="0cm" fo:border-left="0.053cm solid #00000a" fo:border-right="0.053cm solid #00000a" fo:border-top="0.035cm solid #000001" fo:border-bottom="0.035cm solid #000001">
        <style:background-image/>
      </style:table-cell-properties>
    </style:style>
    <style:style style:name="Tablo6.B2" style:family="table-cell">
      <style:table-cell-properties fo:background-color="#c0c0c0" fo:padding-left="0.191cm" fo:padding-right="0.191cm" fo:padding-top="0cm" fo:padding-bottom="0cm" fo:border-left="0.053cm solid #00000a" fo:border-right="0.053cm solid #00000a" fo:border-top="0.035cm solid #000001" fo:border-bottom="0.018cm solid #00000a">
        <style:background-image/>
      </style:table-cell-properties>
    </style:style>
    <style:style style:name="Tablo6.3" style:family="table-row">
      <style:table-row-properties style:min-row-height="0.524cm" style:keep-together="true" fo:keep-together="auto"/>
    </style:style>
    <style:style style:name="Tablo6.B3" style:family="table-cell">
      <style:table-cell-properties fo:padding-left="0.191cm" fo:padding-right="0.191cm" fo:padding-top="0cm" fo:padding-bottom="0cm" fo:border-left="0.053cm solid #00000a" fo:border-right="0.053cm solid #00000a" fo:border-top="0.018cm solid #00000a" fo:border-bottom="0.018cm solid #00000a"/>
    </style:style>
    <style:style style:name="Tablo6.4" style:family="table-row">
      <style:table-row-properties style:min-row-height="0.342cm" style:keep-together="true" fo:keep-together="auto"/>
    </style:style>
    <style:style style:name="Tablo6.A4" style:family="table-cell">
      <style:table-cell-properties style:vertical-align="middle" fo:background-color="#ffffff" fo:padding-left="0.191cm" fo:padding-right="0.191cm" fo:padding-top="0cm" fo:padding-bottom="0cm" fo:border-left="0.053cm solid #00000a" fo:border-right="0.053cm solid #00000a" fo:border-top="0.035cm solid #000001" fo:border-bottom="0.053cm solid #00000a">
        <style:background-image/>
      </style:table-cell-properties>
    </style:style>
    <style:style style:name="Tablo6.B4" style:family="table-cell">
      <style:table-cell-properties fo:background-color="#c0c0c0" fo:padding-left="0.191cm" fo:padding-right="0.191cm" fo:padding-top="0cm" fo:padding-bottom="0cm" fo:border-left="0.053cm solid #00000a" fo:border-right="0.053cm solid #00000a" fo:border-top="0.018cm solid #00000a" fo:border-bottom="0.053cm solid #00000a">
        <style:background-image/>
      </style:table-cell-properties>
    </style:style>
    <style:style style:name="Tablo6.5" style:family="table-row">
      <style:table-row-properties style:min-row-height="0.219cm" style:keep-together="true" fo:keep-together="auto"/>
    </style:style>
    <style:style style:name="Tablo6.A5" style:family="table-cell">
      <style:table-cell-properties style:vertical-align="middle" fo:padding-left="0.191cm" fo:padding-right="0.191cm" fo:padding-top="0cm" fo:padding-bottom="0cm" fo:border-left="0.053cm solid #00000a" fo:border-right="0.053cm solid #00000a" fo:border-top="0.053cm solid #00000a" fo:border-bottom="0.035cm solid #000001"/>
    </style:style>
    <style:style style:name="Tablo6.B5" style:family="table-cell">
      <style:table-cell-properties fo:padding-left="0.191cm" fo:padding-right="0.191cm" fo:padding-top="0cm" fo:padding-bottom="0cm" fo:border-left="0.053cm solid #00000a" fo:border-right="0.053cm solid #00000a" fo:border-top="0.053cm solid #00000a" fo:border-bottom="0.018cm solid #000001"/>
    </style:style>
    <style:style style:name="Tablo6.6" style:family="table-row">
      <style:table-row-properties style:min-row-height="0.399cm" style:keep-together="true" fo:keep-together="auto"/>
    </style:style>
    <style:style style:name="Tablo6.A6" style:family="table-cell">
      <style:table-cell-properties style:vertical-align="middle" fo:background-color="#c0c0c0" fo:padding-left="0.191cm" fo:padding-right="0.191cm" fo:padding-top="0cm" fo:padding-bottom="0cm" fo:border-left="0.053cm solid #00000a" fo:border-right="0.053cm solid #00000a" fo:border-top="0.035cm solid #000001" fo:border-bottom="0.035cm solid #000001">
        <style:background-image/>
      </style:table-cell-properties>
    </style:style>
    <style:style style:name="Tablo6.B6" style:family="table-cell">
      <style:table-cell-properties fo:background-color="#c0c0c0" fo:padding-left="0.191cm" fo:padding-right="0.191cm" fo:padding-top="0cm" fo:padding-bottom="0cm" fo:border-left="0.053cm solid #00000a" fo:border-right="0.053cm solid #00000a" fo:border-top="0.018cm solid #000001" fo:border-bottom="0.018cm solid #00000a">
        <style:background-image/>
      </style:table-cell-properties>
    </style:style>
    <style:style style:name="Tablo6.7" style:family="table-row">
      <style:table-row-properties style:min-row-height="0.183cm" style:keep-together="true" fo:keep-together="auto"/>
    </style:style>
    <style:style style:name="Tablo6.B7" style:family="table-cell">
      <style:table-cell-properties fo:padding-left="0.191cm" fo:padding-right="0.191cm" fo:padding-top="0cm" fo:padding-bottom="0cm" fo:border-left="0.053cm solid #00000a" fo:border-right="0.053cm solid #00000a" fo:border-top="0.053cm solid #00000a" fo:border-bottom="0.018cm solid #00000a"/>
    </style:style>
    <style:style style:name="Tablo6.8" style:family="table-row">
      <style:table-row-properties style:min-row-height="0.236cm" style:keep-together="true" fo:keep-together="auto"/>
    </style:style>
    <style:style style:name="Tablo6.B8" style:family="table-cell">
      <style:table-cell-properties fo:background-color="#c0c0c0" fo:padding-left="0.191cm" fo:padding-right="0.191cm" fo:padding-top="0cm" fo:padding-bottom="0cm" fo:border-left="0.053cm solid #00000a" fo:border-right="0.053cm solid #00000a" fo:border-top="0.018cm solid #00000a" fo:border-bottom="0.018cm solid #00000a">
        <style:background-image/>
      </style:table-cell-properties>
    </style:style>
    <style:style style:name="Tablo6.B10" style:family="table-cell">
      <style:table-cell-properties fo:background-color="#c0c0c0" fo:padding-left="0.191cm" fo:padding-right="0.191cm" fo:padding-top="0cm" fo:padding-bottom="0cm" fo:border-left="0.053cm solid #00000a" fo:border-right="0.053cm solid #00000a" fo:border-top="0.035cm solid #000001" fo:border-bottom="0.018cm solid #000001">
        <style:background-image/>
      </style:table-cell-properties>
    </style:style>
    <style:style style:name="Tablo6.A12" style:family="table-cell">
      <style:table-cell-properties style:vertical-align="middle" fo:background-color="#c0c0c0" fo:padding-left="0.191cm" fo:padding-right="0.191cm" fo:padding-top="0cm" fo:padding-bottom="0cm" fo:border-left="0.053cm solid #00000a" fo:border-right="0.053cm solid #00000a" fo:border-top="0.035cm solid #000001" fo:border-bottom="0.053cm solid #00000a">
        <style:background-image/>
      </style:table-cell-properties>
    </style:style>
    <style:style style:name="Tablo6.B12" style:family="table-cell">
      <style:table-cell-properties fo:background-color="#c0c0c0" fo:padding-left="0.191cm" fo:padding-right="0.191cm" fo:padding-top="0cm" fo:padding-bottom="0cm" fo:border-left="0.053cm solid #00000a" fo:border-right="0.053cm solid #00000a" fo:border-top="0.018cm solid #000001" fo:border-bottom="0.053cm solid #00000a">
        <style:background-image/>
      </style:table-cell-properties>
    </style:style>
    <style:style style:name="Tablo6.13" style:family="table-row">
      <style:table-row-properties style:min-row-height="0.273cm" style:keep-together="true" fo:keep-together="auto"/>
    </style:style>
    <style:style style:name="Tablo6.14" style:family="table-row">
      <style:table-row-properties style:min-row-height="0.192cm" style:keep-together="true" fo:keep-together="auto"/>
    </style:style>
    <style:style style:name="Tablo6.18" style:family="table-row">
      <style:table-row-properties style:min-row-height="0.194cm" style:keep-together="true" fo:keep-together="auto"/>
    </style:style>
    <style:style style:name="Tablo6.A18" style:family="table-cell">
      <style:table-cell-properties fo:background-color="#c0c0c0" fo:padding-left="0.191cm" fo:padding-right="0.191cm" fo:padding-top="0cm" fo:padding-bottom="0cm" fo:border-left="0.053cm solid #00000a" fo:border-right="0.053cm solid #00000a" fo:border-top="0.035cm solid #000001" fo:border-bottom="0.053cm solid #00000a">
        <style:background-image/>
      </style:table-cell-properties>
    </style:style>
    <style:style style:name="Tablo6.21" style:family="table-row">
      <style:table-row-properties style:min-row-height="0.21cm" style:keep-together="true" fo:keep-together="auto"/>
    </style:style>
    <style:style style:name="Tablo7" style:family="table">
      <style:table-properties style:width="16.275cm" fo:margin-left="-0.191cm" fo:margin-top="0cm" fo:margin-bottom="0cm" table:align="left" style:writing-mode="lr-tb"/>
    </style:style>
    <style:style style:name="Tablo7.A" style:family="table-column">
      <style:table-column-properties style:column-width="7.19cm"/>
    </style:style>
    <style:style style:name="Tablo7.B" style:family="table-column">
      <style:table-column-properties style:column-width="9.084cm"/>
    </style:style>
    <style:style style:name="Tablo7.1" style:family="table-row">
      <style:table-row-properties style:min-row-height="0.466cm" style:keep-together="true" fo:keep-together="auto"/>
    </style:style>
    <style:style style:name="Tablo7.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7.2" style:family="table-row">
      <style:table-row-properties style:min-row-height="0.245cm" style:keep-together="true" fo:keep-together="auto"/>
    </style:style>
    <style:style style:name="Tablo7.A2" style:family="table-cell">
      <style:table-cell-properties style:vertical-align="middle" fo:background-color="#c0c0c0" fo:padding-left="0.191cm" fo:padding-right="0.191cm" fo:padding-top="0cm" fo:padding-bottom="0cm" fo:border="0.035cm solid #000001">
        <style:background-image/>
      </style:table-cell-properties>
    </style:style>
    <style:style style:name="Tablo7.B2" style:family="table-cell">
      <style:table-cell-properties fo:background-color="#c0c0c0" fo:padding-left="0.191cm" fo:padding-right="0.191cm" fo:padding-top="0cm" fo:padding-bottom="0cm" fo:border-left="0.035cm solid #000001" fo:border-right="0.035cm solid #000001" fo:border-top="0.035cm solid #000001" fo:border-bottom="0.018cm solid #000001">
        <style:background-image/>
      </style:table-cell-properties>
    </style:style>
    <style:style style:name="Tablo7.3" style:family="table-row">
      <style:table-row-properties style:min-row-height="0.219cm" style:keep-together="true" fo:keep-together="auto"/>
    </style:style>
    <style:style style:name="Tablo7.A3" style:family="table-cell">
      <style:table-cell-properties style:vertical-align="middle" fo:padding-left="0.191cm" fo:padding-right="0.191cm" fo:padding-top="0cm" fo:padding-bottom="0cm" fo:border-left="0.035cm solid #000001" fo:border-right="0.035cm solid #000001" fo:border-top="0.035cm solid #000001" fo:border-bottom="0.018cm solid #000001"/>
    </style:style>
    <style:style style:name="Tablo7.B3" style:family="table-cell">
      <style:table-cell-properties fo:padding-left="0.191cm" fo:padding-right="0.191cm" fo:padding-top="0cm" fo:padding-bottom="0cm" fo:border-left="0.035cm solid #000001" fo:border-right="0.035cm solid #000001" fo:border-top="0.018cm solid #000001" fo:border-bottom="0.018cm solid #000001"/>
    </style:style>
    <style:style style:name="Tablo7.A4" style:family="table-cell">
      <style:table-cell-properties style:vertical-align="middle" fo:background-color="#c0c0c0" fo:padding-left="0.191cm" fo:padding-right="0.191cm" fo:padding-top="0cm" fo:padding-bottom="0cm" fo:border-left="0.035cm solid #000001" fo:border-right="0.035cm solid #000001" fo:border-top="0.018cm solid #000001" fo:border-bottom="0.035cm solid #000001">
        <style:background-image/>
      </style:table-cell-properties>
    </style:style>
    <style:style style:name="Tablo7.B4" style:family="table-cell">
      <style:table-cell-properties fo:background-color="#c0c0c0" fo:padding-left="0.191cm" fo:padding-right="0.191cm" fo:padding-top="0cm" fo:padding-bottom="0cm" fo:border-left="0.035cm solid #000001" fo:border-right="0.035cm solid #000001" fo:border-top="0.018cm solid #000001" fo:border-bottom="0.018cm solid #000001">
        <style:background-image/>
      </style:table-cell-properties>
    </style:style>
    <style:style style:name="Tablo7.5" style:family="table-row">
      <style:table-row-properties style:min-row-height="0.273cm" style:keep-together="true" fo:keep-together="auto"/>
    </style:style>
    <style:style style:name="Tablo7.A5" style:family="table-cell">
      <style:table-cell-properties style:vertical-align="middle" fo:padding-left="0.191cm" fo:padding-right="0.191cm" fo:padding-top="0cm" fo:padding-bottom="0cm" fo:border="0.035cm solid #000001"/>
    </style:style>
    <style:style style:name="Tablo7.B5" style:family="table-cell">
      <style:table-cell-properties fo:padding-left="0.191cm" fo:padding-right="0.191cm" fo:padding-top="0cm" fo:padding-bottom="0cm" fo:border-left="0.035cm solid #000001" fo:border-right="0.035cm solid #000001" fo:border-top="0.018cm solid #000001" fo:border-bottom="0.035cm solid #000001"/>
    </style:style>
    <style:style style:name="Tablo7.6" style:family="table-row">
      <style:table-row-properties style:min-row-height="0.235cm" style:keep-together="true" fo:keep-together="auto"/>
    </style:style>
    <style:style style:name="Tablo7.B6" style:family="table-cell">
      <style:table-cell-properties fo:background-color="#c0c0c0" fo:padding-left="0.191cm" fo:padding-right="0.191cm" fo:padding-top="0cm" fo:padding-bottom="0cm" fo:border-left="0.035cm solid #000001" fo:border-right="0.035cm solid #000001" fo:border-top="0.018cm solid #000001" fo:border-bottom="0.018cm solid #00000a">
        <style:background-image/>
      </style:table-cell-properties>
    </style:style>
    <style:style style:name="Tablo7.7" style:family="table-row">
      <style:table-row-properties style:min-row-height="0.185cm" style:keep-together="true" fo:keep-together="auto"/>
    </style:style>
    <style:style style:name="Tablo7.B7" style:family="table-cell">
      <style:table-cell-properties fo:padding-left="0.191cm" fo:padding-right="0.191cm" fo:padding-top="0cm" fo:padding-bottom="0cm" fo:border-left="0.035cm solid #000001" fo:border-right="0.035cm solid #000001" fo:border-top="0.018cm solid #00000a" fo:border-bottom="0.035cm solid #000001"/>
    </style:style>
    <style:style style:name="Tablo7.9" style:family="table-row">
      <style:table-row-properties style:min-row-height="0.247cm" style:keep-together="true" fo:keep-together="auto"/>
    </style:style>
    <style:style style:name="Tablo7.A9" style:family="table-cell">
      <style:table-cell-properties style:vertical-align="middle" fo:padding-left="0.191cm" fo:padding-right="0.191cm" fo:padding-top="0cm" fo:padding-bottom="0cm" fo:border-left="0.035cm solid #000001" fo:border-right="0.035cm solid #000001" fo:border-top="0.035cm solid #000001" fo:border-bottom="none"/>
    </style:style>
    <style:style style:name="Tablo7.10" style:family="table-row">
      <style:table-row-properties style:min-row-height="0.21cm" style:keep-together="true" fo:keep-together="auto"/>
    </style:style>
    <style:style style:name="Tablo7.B11" style:family="table-cell">
      <style:table-cell-properties fo:padding-left="0.191cm" fo:padding-right="0.191cm" fo:padding-top="0cm" fo:padding-bottom="0cm" fo:border-left="0.035cm solid #000001" fo:border-right="0.035cm solid #000001" fo:border-top="0.018cm solid #00000a" fo:border-bottom="0.018cm solid #000001"/>
    </style:style>
    <style:style style:name="Tablo8" style:family="table">
      <style:table-properties style:width="16.275cm" fo:margin-left="-0.191cm" fo:margin-top="0cm" fo:margin-bottom="0cm" table:align="left" style:writing-mode="lr-tb"/>
    </style:style>
    <style:style style:name="Tablo8.A" style:family="table-column">
      <style:table-column-properties style:column-width="7.19cm"/>
    </style:style>
    <style:style style:name="Tablo8.B" style:family="table-column">
      <style:table-column-properties style:column-width="9.084cm"/>
    </style:style>
    <style:style style:name="Tablo8.1" style:family="table-row">
      <style:table-row-properties style:min-row-height="0.466cm" style:keep-together="true" fo:keep-together="auto"/>
    </style:style>
    <style:style style:name="Tablo8.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8.2" style:family="table-row">
      <style:table-row-properties style:min-row-height="0.245cm" style:keep-together="true" fo:keep-together="auto"/>
    </style:style>
    <style:style style:name="Tablo8.A2" style:family="table-cell">
      <style:table-cell-properties style:vertical-align="middle" fo:background-color="#c0c0c0" fo:padding-left="0.191cm" fo:padding-right="0.191cm" fo:padding-top="0cm" fo:padding-bottom="0cm" fo:border="0.035cm solid #000001">
        <style:background-image/>
      </style:table-cell-properties>
    </style:style>
    <style:style style:name="Tablo8.B2" style:family="table-cell">
      <style:table-cell-properties fo:background-color="#c0c0c0" fo:padding-left="0.191cm" fo:padding-right="0.191cm" fo:padding-top="0cm" fo:padding-bottom="0cm" fo:border-left="0.035cm solid #000001" fo:border-right="0.035cm solid #000001" fo:border-top="0.035cm solid #000001" fo:border-bottom="0.018cm solid #000001">
        <style:background-image/>
      </style:table-cell-properties>
    </style:style>
    <style:style style:name="Tablo8.3" style:family="table-row">
      <style:table-row-properties style:min-row-height="0.219cm" style:keep-together="true" fo:keep-together="auto"/>
    </style:style>
    <style:style style:name="Tablo8.A3" style:family="table-cell">
      <style:table-cell-properties style:vertical-align="middle" fo:padding-left="0.191cm" fo:padding-right="0.191cm" fo:padding-top="0cm" fo:padding-bottom="0cm" fo:border-left="0.035cm solid #000001" fo:border-right="0.035cm solid #000001" fo:border-top="0.035cm solid #000001" fo:border-bottom="0.018cm solid #000001"/>
    </style:style>
    <style:style style:name="Tablo8.B3" style:family="table-cell">
      <style:table-cell-properties fo:padding-left="0.191cm" fo:padding-right="0.191cm" fo:padding-top="0cm" fo:padding-bottom="0cm" fo:border-left="0.035cm solid #000001" fo:border-right="0.035cm solid #000001" fo:border-top="0.018cm solid #000001" fo:border-bottom="0.018cm solid #000001"/>
    </style:style>
    <style:style style:name="Tablo8.A4" style:family="table-cell">
      <style:table-cell-properties style:vertical-align="middle" fo:background-color="#c0c0c0" fo:padding-left="0.191cm" fo:padding-right="0.191cm" fo:padding-top="0cm" fo:padding-bottom="0cm" fo:border-left="0.035cm solid #000001" fo:border-right="0.035cm solid #000001" fo:border-top="0.018cm solid #000001" fo:border-bottom="0.035cm solid #000001">
        <style:background-image/>
      </style:table-cell-properties>
    </style:style>
    <style:style style:name="Tablo8.B4" style:family="table-cell">
      <style:table-cell-properties fo:background-color="#c0c0c0" fo:padding-left="0.191cm" fo:padding-right="0.191cm" fo:padding-top="0cm" fo:padding-bottom="0cm" fo:border-left="0.035cm solid #000001" fo:border-right="0.035cm solid #000001" fo:border-top="0.018cm solid #000001" fo:border-bottom="0.018cm solid #000001">
        <style:background-image/>
      </style:table-cell-properties>
    </style:style>
    <style:style style:name="Tablo8.5" style:family="table-row">
      <style:table-row-properties style:min-row-height="0.273cm" style:keep-together="true" fo:keep-together="auto"/>
    </style:style>
    <style:style style:name="Tablo8.A5" style:family="table-cell">
      <style:table-cell-properties style:vertical-align="middle" fo:padding-left="0.191cm" fo:padding-right="0.191cm" fo:padding-top="0cm" fo:padding-bottom="0cm" fo:border="0.035cm solid #000001"/>
    </style:style>
    <style:style style:name="Tablo8.B5" style:family="table-cell">
      <style:table-cell-properties fo:padding-left="0.191cm" fo:padding-right="0.191cm" fo:padding-top="0cm" fo:padding-bottom="0cm" fo:border-left="0.035cm solid #000001" fo:border-right="0.035cm solid #000001" fo:border-top="0.018cm solid #000001" fo:border-bottom="0.035cm solid #000001"/>
    </style:style>
    <style:style style:name="Tablo8.7" style:family="table-row">
      <style:table-row-properties style:min-row-height="0.247cm" style:keep-together="true" fo:keep-together="auto"/>
    </style:style>
    <style:style style:name="Tablo8.A7" style:family="table-cell">
      <style:table-cell-properties style:vertical-align="middle" fo:padding-left="0.191cm" fo:padding-right="0.191cm" fo:padding-top="0cm" fo:padding-bottom="0cm" fo:border-left="0.035cm solid #000001" fo:border-right="0.035cm solid #000001" fo:border-top="0.035cm solid #000001" fo:border-bottom="none"/>
    </style:style>
    <style:style style:name="Tablo8.8" style:family="table-row">
      <style:table-row-properties style:min-row-height="0.183cm" style:keep-together="true" fo:keep-together="auto"/>
    </style:style>
    <style:style style:name="Tablo8.B8" style:family="table-cell">
      <style:table-cell-properties fo:background-color="#c0c0c0" fo:padding-left="0.191cm" fo:padding-right="0.191cm" fo:padding-top="0cm" fo:padding-bottom="0cm" fo:border-left="0.035cm solid #000001" fo:border-right="0.035cm solid #000001" fo:border-top="0.018cm solid #000001" fo:border-bottom="0.018cm solid #00000a">
        <style:background-image/>
      </style:table-cell-properties>
    </style:style>
    <style:style style:name="Tablo8.9" style:family="table-row">
      <style:table-row-properties style:min-row-height="0.236cm" style:keep-together="true" fo:keep-together="auto"/>
    </style:style>
    <style:style style:name="Tablo8.A9" style:family="table-cell">
      <style:table-cell-properties style:vertical-align="middle" fo:padding-left="0.191cm" fo:padding-right="0.191cm" fo:padding-top="0cm" fo:padding-bottom="0cm" fo:border-left="0.035cm solid #000001" fo:border-right="0.035cm solid #000001" fo:border-top="0.035cm solid #000001" fo:border-bottom="0.018cm solid #00000a"/>
    </style:style>
    <style:style style:name="Tablo8.B9" style:family="table-cell">
      <style:table-cell-properties fo:padding-left="0.191cm" fo:padding-right="0.191cm" fo:padding-top="0cm" fo:padding-bottom="0cm" fo:border-left="0.035cm solid #000001" fo:border-right="0.035cm solid #000001" fo:border-top="0.018cm solid #00000a" fo:border-bottom="0.018cm solid #00000a"/>
    </style:style>
    <style:style style:name="Tablo8.10" style:family="table-row">
      <style:table-row-properties style:min-row-height="0.157cm" style:keep-together="true" fo:keep-together="auto"/>
    </style:style>
    <style:style style:name="Tablo8.11" style:family="table-row">
      <style:table-row-properties style:min-row-height="0.288cm" style:keep-together="true" fo:keep-together="auto"/>
    </style:style>
    <style:style style:name="Tablo8.B11" style:family="table-cell">
      <style:table-cell-properties fo:padding-left="0.191cm" fo:padding-right="0.191cm" fo:padding-top="0cm" fo:padding-bottom="0cm" fo:border-left="0.035cm solid #000001" fo:border-right="0.035cm solid #000001" fo:border-top="0.018cm solid #00000a" fo:border-bottom="0.018cm solid #000001"/>
    </style:style>
    <style:style style:name="Tablo9" style:family="table">
      <style:table-properties style:width="16.247cm" fo:margin-left="-0.191cm" fo:margin-top="0cm" fo:margin-bottom="0cm" table:align="left" style:writing-mode="lr-tb"/>
    </style:style>
    <style:style style:name="Tablo9.A" style:family="table-column">
      <style:table-column-properties style:column-width="8.123cm"/>
    </style:style>
    <style:style style:name="Tablo9.1" style:family="table-row">
      <style:table-row-properties style:keep-together="true" fo:keep-together="auto"/>
    </style:style>
    <style:style style:name="Tablo9.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9.A2" style:family="table-cell">
      <style:table-cell-properties fo:background-color="#c0c0c0" fo:padding-left="0.191cm" fo:padding-right="0.191cm" fo:padding-top="0cm" fo:padding-bottom="0cm" fo:border="0.035cm solid #000001">
        <style:background-image/>
      </style:table-cell-properties>
    </style:style>
    <style:style style:name="Tablo9.A3" style:family="table-cell">
      <style:table-cell-properties fo:padding-left="0.191cm" fo:padding-right="0.191cm" fo:padding-top="0cm" fo:padding-bottom="0cm" fo:border="0.035cm solid #000001"/>
    </style:style>
    <style:style style:name="Tablo9.A9" style:family="table-cell">
      <style:table-cell-properties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o9.A10" style:family="table-cell">
      <style:table-cell-properties fo:background-color="#b2b2b2" fo:padding-left="0.191cm" fo:padding-right="0.191cm" fo:padding-top="0cm" fo:padding-bottom="0cm" fo:border-left="0.035cm solid #000001" fo:border-right="0.035cm solid #000001" fo:border-top="none" fo:border-bottom="0.035cm solid #000001">
        <style:background-image/>
      </style:table-cell-properties>
    </style:style>
    <style:style style:name="Tablo10" style:family="table">
      <style:table-properties style:width="16.247cm" fo:margin-left="-0.191cm" fo:margin-top="0cm" fo:margin-bottom="0cm" table:align="left" style:writing-mode="lr-tb"/>
    </style:style>
    <style:style style:name="Tablo10.A" style:family="table-column">
      <style:table-column-properties style:column-width="8.123cm"/>
    </style:style>
    <style:style style:name="Tablo10.1" style:family="table-row">
      <style:table-row-properties style:keep-together="true" fo:keep-together="auto"/>
    </style:style>
    <style:style style:name="Tablo10.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10.A2" style:family="table-cell">
      <style:table-cell-properties fo:background-color="#c0c0c0" fo:padding-left="0.191cm" fo:padding-right="0.191cm" fo:padding-top="0cm" fo:padding-bottom="0cm" fo:border="0.035cm solid #000001">
        <style:background-image/>
      </style:table-cell-properties>
    </style:style>
    <style:style style:name="Tablo10.A3" style:family="table-cell">
      <style:table-cell-properties fo:padding-left="0.191cm" fo:padding-right="0.191cm" fo:padding-top="0cm" fo:padding-bottom="0cm" fo:border="0.035cm solid #000001"/>
    </style:style>
    <style:style style:name="Tablo10.A7" style:family="table-cell">
      <style:table-cell-properties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o10.A8" style:family="table-cell">
      <style:table-cell-properties fo:background-color="#c0c0c0" fo:padding-left="0.191cm" fo:padding-right="0.191cm" fo:padding-top="0cm" fo:padding-bottom="0cm" fo:border-left="0.035cm solid #000001" fo:border-right="0.035cm solid #000001" fo:border-top="none" fo:border-bottom="0.035cm solid #000001">
        <style:background-image/>
      </style:table-cell-properties>
    </style:style>
    <style:style style:name="Tablo11" style:family="table">
      <style:table-properties style:width="16.247cm" fo:margin-left="-0.191cm" fo:margin-top="0cm" fo:margin-bottom="0cm" table:align="left" style:writing-mode="lr-tb"/>
    </style:style>
    <style:style style:name="Tablo11.A" style:family="table-column">
      <style:table-column-properties style:column-width="8.123cm"/>
    </style:style>
    <style:style style:name="Tablo11.1" style:family="table-row">
      <style:table-row-properties style:keep-together="true" fo:keep-together="auto"/>
    </style:style>
    <style:style style:name="Tablo11.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11.A2" style:family="table-cell">
      <style:table-cell-properties fo:background-color="#c0c0c0" fo:padding-left="0.191cm" fo:padding-right="0.191cm" fo:padding-top="0cm" fo:padding-bottom="0cm" fo:border="0.035cm solid #000001">
        <style:background-image/>
      </style:table-cell-properties>
    </style:style>
    <style:style style:name="Tablo11.A3" style:family="table-cell">
      <style:table-cell-properties fo:padding-left="0.191cm" fo:padding-right="0.191cm" fo:padding-top="0cm" fo:padding-bottom="0cm" fo:border="0.035cm solid #000001"/>
    </style:style>
    <style:style style:name="Tablo12" style:family="table">
      <style:table-properties style:width="16.247cm" fo:margin-left="-0.191cm" fo:margin-top="0cm" fo:margin-bottom="0cm" table:align="left" style:writing-mode="lr-tb"/>
    </style:style>
    <style:style style:name="Tablo12.A" style:family="table-column">
      <style:table-column-properties style:column-width="8.123cm"/>
    </style:style>
    <style:style style:name="Tablo12.1" style:family="table-row">
      <style:table-row-properties style:keep-together="true" fo:keep-together="auto"/>
    </style:style>
    <style:style style:name="Tablo12.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12.A2" style:family="table-cell">
      <style:table-cell-properties fo:background-color="#c0c0c0" fo:padding-left="0.191cm" fo:padding-right="0.191cm" fo:padding-top="0cm" fo:padding-bottom="0cm" fo:border="0.035cm solid #000001">
        <style:background-image/>
      </style:table-cell-properties>
    </style:style>
    <style:style style:name="Tablo12.A3" style:family="table-cell">
      <style:table-cell-properties fo:padding-left="0.191cm" fo:padding-right="0.191cm" fo:padding-top="0cm" fo:padding-bottom="0cm" fo:border="0.035cm solid #000001"/>
    </style:style>
    <style:style style:name="Tablo13" style:family="table">
      <style:table-properties style:width="16.247cm" fo:margin-left="-0.191cm" fo:margin-top="0cm" fo:margin-bottom="0cm" table:align="left" style:writing-mode="lr-tb"/>
    </style:style>
    <style:style style:name="Tablo13.A" style:family="table-column">
      <style:table-column-properties style:column-width="8.123cm"/>
    </style:style>
    <style:style style:name="Tablo13.1" style:family="table-row">
      <style:table-row-properties style:keep-together="true" fo:keep-together="auto"/>
    </style:style>
    <style:style style:name="Tablo13.A1" style:family="table-cell">
      <style:table-cell-properties fo:padding-left="0.191cm" fo:padding-right="0.191cm" fo:padding-top="0cm" fo:padding-bottom="0cm" fo:border-left="0.035cm solid #000001" fo:border-right="0.035cm solid #000001" fo:border-top="0.035cm solid #000001" fo:border-bottom="0.079cm solid #000001"/>
    </style:style>
    <style:style style:name="Tablo13.A2" style:family="table-cell">
      <style:table-cell-properties fo:background-color="#c0c0c0" fo:padding-left="0.191cm" fo:padding-right="0.191cm" fo:padding-top="0cm" fo:padding-bottom="0cm" fo:border="0.035cm solid #000001">
        <style:background-image/>
      </style:table-cell-properties>
    </style:style>
    <style:style style:name="Tablo13.A3" style:family="table-cell">
      <style:table-cell-properties fo:padding-left="0.191cm" fo:padding-right="0.191cm" fo:padding-top="0cm" fo:padding-bottom="0cm" fo:border="0.035cm solid #000001"/>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3" style:family="paragraph" style:parent-style-name="Standard">
      <style:paragraph-properties fo:text-align="center" style:justify-single-word="false"/>
      <style:text-properties style:font-name="Times New Roman" fo:font-size="18pt" style:font-size-asian="18pt" style:font-name-complex="Times New Roman1" style:font-size-complex="18pt"/>
    </style:style>
    <style:style style:name="P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5" style:family="paragraph" style:parent-style-name="Standard">
      <style:text-properties style:font-name="Times New Roman" fo:font-size="20pt" style:font-size-asian="20pt" style:font-name-complex="Times New Roman1" style:font-size-complex="20pt"/>
    </style:style>
    <style:style style:name="P6" style:family="paragraph" style:parent-style-name="Standard">
      <style:text-properties style:font-name="Times New Roman" fo:font-size="20pt" fo:font-weight="bold" style:font-size-asian="20pt" style:font-weight-asian="bold" style:font-name-complex="Times New Roman1" style:font-size-complex="20pt" style:font-weight-complex="bold"/>
    </style:style>
    <style:style style:name="P7" style:family="paragraph" style:parent-style-name="Standard">
      <style:text-properties style:font-name="Times New Roman" fo:font-size="38pt" style:font-size-asian="38pt" style:language-asian="tr" style:country-asian="TR" style:font-name-complex="Times New Roman1" style:font-size-complex="38pt"/>
    </style:style>
    <style:style style:name="P8" style:family="paragraph" style:parent-style-name="Standard">
      <style:text-properties style:font-name="Times New Roman" fo:font-size="13pt" style:font-size-asian="13pt" style:font-name-complex="Times New Roman1" style:font-size-complex="13pt"/>
    </style:style>
    <style:style style:name="P9" style:family="paragraph" style:parent-style-name="Standard">
      <style:text-properties fo:color="#000000" style:font-name="Times New Roman" fo:font-size="12pt" style:font-size-asian="12pt" style:font-name-complex="Times New Roman1" style:font-size-complex="12pt"/>
    </style:style>
    <style:style style:name="P10" style:family="paragraph" style:parent-style-name="Standard">
      <style:paragraph-properties fo:margin-left="3.747cm" fo:margin-right="0cm" fo:text-align="justify" style:justify-single-word="false" fo:text-indent="0cm" style:auto-text-indent="false"/>
    </style:style>
    <style:style style:name="P11"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12" style:family="paragraph" style:parent-style-name="Standard">
      <style:paragraph-properties fo:margin-top="0cm" fo:margin-bottom="0cm" fo:line-height="100%" fo:text-align="center" style:justify-single-word="false"/>
      <style:text-properties style:font-weight-complex="bold"/>
    </style:style>
    <style:style style:name="P13" style:family="paragraph" style:parent-style-name="Standard">
      <style:paragraph-properties fo:margin-top="0cm" fo:margin-bottom="0cm" fo:line-height="100%"/>
    </style:style>
    <style:style style:name="P14" style:family="paragraph" style:parent-style-name="Standard">
      <style:paragraph-properties fo:margin-top="0cm" fo:margin-bottom="0cm" fo:line-height="100%" fo:text-align="center" style:justify-single-word="false"/>
    </style:style>
    <style:style style:name="P15" style:family="paragraph" style:parent-style-name="Standard">
      <style:paragraph-properties fo:margin-top="0cm" fo:margin-bottom="0cm" fo:line-height="100%"/>
      <style:text-properties style:font-name="Cambria" fo:font-weight="bold" style:font-weight-asian="bold" style:font-name-complex="F" style:font-weight-complex="bold"/>
    </style:style>
    <style:style style:name="P16" style:family="paragraph" style:parent-style-name="Standard">
      <style:paragraph-properties fo:margin-top="0cm" fo:margin-bottom="0cm" fo:line-height="100%" fo:text-align="center" style:justify-single-word="false"/>
      <style:text-properties style:font-name="Cambria" fo:font-weight="bold" style:font-weight-asian="bold" style:font-name-complex="F" style:font-weight-complex="bold"/>
    </style:style>
    <style:style style:name="P17" style:family="paragraph" style:parent-style-name="Standard">
      <style:paragraph-properties fo:margin-top="0cm" fo:margin-bottom="0cm" fo:line-height="100%"/>
      <style:text-properties style:font-name="Cambria" fo:font-weight="normal" style:font-weight-asian="normal" style:font-name-complex="F" style:font-weight-complex="normal"/>
    </style:style>
    <style:style style:name="P18" style:family="paragraph" style:parent-style-name="Standard">
      <style:paragraph-properties fo:margin-top="0cm" fo:margin-bottom="0cm" fo:line-height="100%"/>
      <style:text-properties style:font-name="Times New Roman" style:font-name-complex="Times New Roman1"/>
    </style:style>
    <style:style style:name="P19" style:family="paragraph" style:parent-style-name="Standard">
      <style:paragraph-properties fo:margin-top="0cm" fo:margin-bottom="0cm" fo:line-height="100%" fo:text-align="center" style:justify-single-word="false"/>
      <style:text-properties style:font-name="Times New Roman" style:font-name-complex="Times New Roman1"/>
    </style:style>
    <style:style style:name="P20" style:family="paragraph" style:parent-style-name="Standard">
      <style:paragraph-properties fo:margin-top="0cm" fo:margin-bottom="0cm" fo:line-height="100%" fo:background-color="#ffffff">
        <style:background-image/>
      </style:paragraph-properties>
      <style:text-properties style:font-name="Cambria" fo:font-weight="bold" style:font-weight-asian="bold" style:font-name-complex="F" style:font-weight-complex="bold"/>
    </style:style>
    <style:style style:name="P21" style:family="paragraph" style:parent-style-name="Standard">
      <style:paragraph-properties fo:margin-top="0cm" fo:margin-bottom="0cm" fo:line-height="100%" fo:background-color="#ffffff">
        <style:background-image/>
      </style:paragraph-properties>
    </style:style>
    <style:style style:name="P22" style:family="paragraph" style:parent-style-name="Standard">
      <style:paragraph-properties fo:margin-top="0cm" fo:margin-bottom="0cm" fo:line-height="100%" fo:background-color="#b2b2b2">
        <style:background-image/>
      </style:paragraph-properties>
      <style:text-properties style:font-name="Cambria" fo:font-weight="bold" style:font-weight-asian="bold" style:font-name-complex="F" style:font-weight-complex="bold"/>
    </style:style>
    <style:style style:name="P23" style:family="paragraph" style:parent-style-name="Standard">
      <style:paragraph-properties fo:margin-top="0cm" fo:margin-bottom="0cm" fo:line-height="100%" fo:background-color="#b2b2b2">
        <style:background-image/>
      </style:paragraph-properties>
    </style:style>
    <style:style style:name="P24" style:family="paragraph" style:parent-style-name="Heading_20_1">
      <style:paragraph-properties fo:break-before="page"/>
    </style:style>
    <style:style style:name="P25" style:family="paragraph" style:parent-style-name="Heading_20_3">
      <style:paragraph-properties fo:break-before="page"/>
    </style:style>
    <style:style style:name="P26" style:family="paragraph" style:parent-style-name="Heading_20_3" style:list-style-name="">
      <style:paragraph-properties fo:margin-left="1.27cm" fo:margin-right="0cm" fo:text-indent="0cm" style:auto-text-indent="false"/>
      <style:text-properties fo:color="#00000a" style:font-name="Times New Roman" fo:font-size="12pt" style:font-size-asian="12pt" style:font-name-complex="Times New Roman1" style:font-size-complex="12pt"/>
    </style:style>
    <style:style style:name="P27" style:family="paragraph" style:parent-style-name="Heading_20_4" style:list-style-name="">
      <style:paragraph-properties fo:margin-left="1.524cm" fo:margin-right="0cm" fo:text-indent="-1.524cm" style:auto-text-indent="false"/>
      <style:text-properties fo:color="#00000a"/>
    </style:style>
    <style:style style:name="P28" style:family="paragraph" style:parent-style-name="Heading_20_2">
      <style:paragraph-properties fo:break-before="page"/>
    </style:style>
    <style:style style:name="P29" style:family="paragraph" style:parent-style-name="No_20_Spacing">
      <style:paragraph-properties fo:text-align="center" style:justify-single-word="false"/>
    </style:style>
    <style:style style:name="P30" style:family="paragraph" style:parent-style-name="No_20_Spacing">
      <style:paragraph-properties fo:text-align="center" style:justify-single-word="false"/>
      <style:text-properties style:font-name="Times New Roman" style:font-name-complex="Times New Roman1"/>
    </style:style>
    <style:style style:name="P31" style:family="paragraph" style:parent-style-name="No_20_Spacing">
      <style:text-properties style:font-name="Times New Roman" fo:font-weight="bold" style:font-weight-asian="bold" style:font-name-complex="Times New Roman1" style:font-weight-complex="bold"/>
    </style:style>
    <style:style style:name="P32" style:family="paragraph" style:parent-style-name="No_20_Spacing">
      <style:paragraph-properties fo:text-align="center" style:justify-single-word="false"/>
      <style:text-properties style:font-name="Times New Roman" fo:font-weight="bold" style:font-weight-asian="bold" style:font-name-complex="Times New Roman1" style:font-weight-complex="bold"/>
    </style:style>
    <style:style style:name="P33" style:family="paragraph" style:parent-style-name="Contents_20_2">
      <style:paragraph-properties>
        <style:tab-stops>
          <style:tab-stop style:position="16.002cm" style:type="right" style:leader-style="dotted" style:leader-text="."/>
        </style:tab-stops>
      </style:paragraph-properties>
    </style:style>
    <style:style style:name="P34" style:family="paragraph" style:parent-style-name="Contents_20_Heading" style:list-style-name="">
      <style:paragraph-properties fo:break-before="page"/>
    </style:style>
    <style:style style:name="P35" style:family="paragraph" style:parent-style-name="Contents_20_1">
      <style:paragraph-properties>
        <style:tab-stops>
          <style:tab-stop style:position="16.002cm" style:type="right" style:leader-style="dotted" style:leader-text="."/>
        </style:tab-stops>
      </style:paragraph-properties>
    </style:style>
    <style:style style:name="P36" style:family="paragraph" style:parent-style-name="Default">
      <style:paragraph-properties fo:margin-left="0cm" fo:margin-right="0cm" fo:text-align="justify" style:justify-single-word="false" fo:text-indent="0.635cm" style:auto-text-indent="false"/>
    </style:style>
    <style:style style:name="P37" style:family="paragraph" style:parent-style-name="Footer">
      <style:paragraph-properties fo:text-align="end" style:justify-single-word="false"/>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Times New Roman" style:font-name-complex="Times New Roman1"/>
    </style:style>
    <style:style style:name="T2" style:family="text">
      <style:text-properties style:font-name="Times New Roman" style:font-name-complex="Times New Roman1" text:display="none"/>
    </style:style>
    <style:style style:name="T3" style:family="text">
      <style:text-properties style:font-name="Times New Roman" fo:font-size="28pt" style:font-size-asian="28pt" style:font-name-complex="Times New Roman1" style:font-size-complex="28pt"/>
    </style:style>
    <style:style style:name="T4" style:family="text">
      <style:text-properties style:font-name="Times New Roman" fo:font-size="40pt" style:font-size-asian="40pt" style:font-name-complex="Times New Roman1" style:font-size-complex="40pt"/>
    </style:style>
    <style:style style:name="T5" style:family="text">
      <style:text-properties style:font-name="Times New Roman" fo:font-size="22pt" style:font-size-asian="22pt" style:font-name-complex="Times New Roman1" style:font-size-complex="22pt"/>
    </style:style>
    <style:style style:name="T6" style:family="text">
      <style:text-properties style:font-name="Times New Roman" fo:font-size="18pt" fo:font-weight="bold" style:font-size-asian="18pt" style:font-weight-asian="bold" style:font-name-complex="Times New Roman1" style:font-size-complex="18pt" style:font-weight-complex="bold"/>
    </style:style>
    <style:style style:name="T7" style:family="text">
      <style:text-properties style:font-name="Times New Roman" fo:font-size="20pt" fo:font-weight="bold" style:font-size-asian="20pt" style:font-weight-asian="bold" style:font-name-complex="Times New Roman1" style:font-size-complex="20pt" style:font-weight-complex="bold"/>
    </style:style>
    <style:style style:name="T8" style:family="text">
      <style:text-properties style:font-name="Times New Roman" fo:font-size="11pt" style:font-size-asian="11pt" style:font-name-complex="Times New Roman1" style:font-size-complex="11pt"/>
    </style:style>
    <style:style style:name="T9" style:family="text">
      <style:text-properties style:font-name="Times New Roman" fo:font-size="11pt" fo:font-style="italic" style:font-size-asian="11pt" style:font-style-asian="italic" style:font-name-complex="Times New Roman1" style:font-size-complex="11pt"/>
    </style:style>
    <style:style style:name="T10" style:family="text">
      <style:text-properties style:font-name="Times New Roman" fo:font-weight="normal" style:font-weight-asian="normal" style:font-name-complex="Times New Roman1"/>
    </style:style>
    <style:style style:name="T11" style:family="text">
      <style:text-properties style:font-name="Times New Roman" fo:language="en" fo:country="US" style:font-name-complex="Times New Roman1"/>
    </style:style>
    <style:style style:name="T12" style:family="text">
      <style:text-properties fo:text-transform="uppercase" style:font-name="Times New Roman" style:font-name-complex="Times New Roman1"/>
    </style:style>
    <style:style style:name="T13" style:family="text">
      <style:text-properties fo:font-weight="bold" style:font-weight-asian="bold"/>
    </style:style>
    <style:style style:name="T14" style:family="text">
      <style:text-properties fo:color="#00000a"/>
    </style:style>
    <style:style style:name="T15" style:family="text">
      <style:text-properties fo:color="#00000a" style:font-name="Times New Roman" style:font-name-complex="Times New Roman1"/>
    </style:style>
    <style:style style:name="T16" style:family="text">
      <style:text-properties fo:color="#00000a" style:font-name="Times New Roman" fo:font-size="12pt" style:font-size-asian="12pt" style:font-name-complex="Times New Roman1" style:font-size-complex="12pt"/>
    </style:style>
    <style:style style:name="T17" style:family="text">
      <style:text-properties fo:color="#231f20" style:font-name="Times-Roman" style:font-name-complex="Times-Roman1"/>
    </style:style>
    <style:style style:name="T18" style:family="text">
      <style:text-properties fo:color="#222222" style:font-name="Times New Roman" style:font-name-complex="Times New Roman1"/>
    </style:style>
    <style:style style:name="T19" style:family="text">
      <style:text-properties fo:color="#252525" style:font-name="Times New Roman" style:font-name-complex="Times New Roman1"/>
    </style:style>
    <style:style style:name="T20" style:family="text">
      <style:text-properties fo:color="#000000" style:font-name="Arial1" style:font-name-complex="Arial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o1" table:style-name="Tablo1">
        <table:table-column table:style-name="Tablo1.A"/>
        <table:table-row table:style-name="Tablo1.1">
          <table:table-cell table:style-name="Tablo1.A1" office:value-type="string">
            <text:p text:style-name="P29"><text:span text:style-name="T3">Software Engineering Project</text:span></text:p>
          </table:table-cell>
        </table:table-row>
        <table:table-row table:style-name="Tablo1.2">
          <table:table-cell table:style-name="Tablo1.A2" office:value-type="string">
            <text:p text:style-name="P29"><text:span text:style-name="T4">Electronic Health Record System</text:span></text:p>
          </table:table-cell>
        </table:table-row>
        <table:table-row table:style-name="Tablo1.3">
          <table:table-cell table:style-name="Tablo1.A2" office:value-type="string">
            <text:p text:style-name="P29"><text:span text:style-name="T3">Requirements Report</text:span></text:p>
          </table:table-cell>
        </table:table-row>
        <table:table-row table:style-name="Tablo1.4">
          <table:table-cell table:style-name="Tablo1.A2" office:value-type="string">
            <text:p text:style-name="P30"/>
          </table:table-cell>
        </table:table-row>
        <table:table-row table:style-name="Tablo1.4">
          <table:table-cell table:style-name="Tablo1.A2" office:value-type="string">
            <text:p text:style-name="P32"/>
            <text:p text:style-name="P32"/>
            <text:p text:style-name="P32"/>
            <text:p text:style-name="P31"/>
            <text:p text:style-name="P32"/>
            <text:p text:style-name="P32"/>
            <text:p text:style-name="P32"/>
            <text:p text:style-name="P32"/>
            <text:p text:style-name="P32"/>
            <text:p text:style-name="P32"/>
          </table:table-cell>
        </table:table-row>
        <table:table-row table:style-name="Tablo1.4">
          <table:table-cell table:style-name="Tablo1.A2" office:value-type="string">
            <text:p text:style-name="P2"/>
          </table:table-cell>
        </table:table-row>
      </table:table>
      <text:p text:style-name="P3"/>
      <text:p text:style-name="P4"/>
      <text:p text:style-name="P10"><text:span text:style-name="T6">05120000238 – Murat Can ÜSTE</text:span></text:p>
      <text:p text:style-name="P10"><text:span text:style-name="T6">05120000251 – Nagihan KALAYCI</text:span></text:p>
      <text:p text:style-name="P10"><text:span text:style-name="T6">05130000247 – Bilge ULUSAY</text:span></text:p>
      <text:p text:style-name="P6"/>
      <text:p text:style-name="P34"><text:span text:style-name="Başlık_20_1_20_Char"><text:span text:style-name="T13">Contents</text:span></text:span></text:p>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2014_308750549">1Introduction<text:tab/>3</text:a></text:p>
          <text:p text:style-name="P35"><text:a xlink:type="simple" xlink:href="#__RefHeading__2016_308750549">2Identification of Viewpoints<text:tab/>4</text:a></text:p>
          <text:p text:style-name="P33"><text:a xlink:type="simple" xlink:href="#__RefHeading__2018_308750549">2.1Principal Viewpoints of the System<text:tab/>4</text:a></text:p>
          <text:p text:style-name="P38"><text:a xlink:type="simple" xlink:href="#__RefHeading__2020_308750549">2.1.1Interactor Viewpoints<text:tab/>4</text:a></text:p>
          <text:p text:style-name="P38"><text:a xlink:type="simple" xlink:href="#__RefHeading__2022_308750549">2.1.2Indirect Viewpoints<text:tab/>5</text:a></text:p>
          <text:p text:style-name="P38"><text:a xlink:type="simple" xlink:href="#__RefHeading__2024_308750549">2.1.3Domain Viewpoints<text:tab/>5</text:a></text:p>
          <text:p text:style-name="P33"><text:a xlink:type="simple" xlink:href="#__RefHeading__2026_308750549">2.2Viewpoint Hierarchy Diagram<text:tab/>6</text:a></text:p>
          <text:p text:style-name="P33"><text:a xlink:type="simple" xlink:href="#__RefHeading__2028_308750549">2.3Requirements of each Viewpoint<text:tab/>7</text:a></text:p>
          <text:p text:style-name="P38"><text:a xlink:type="simple" xlink:href="#__RefHeading__2030_308750549">2.3.1Requirements of the Interactor Viewpoints<text:tab/>7</text:a></text:p>
          <text:p text:style-name="P38"><text:a xlink:type="simple" xlink:href="#__RefHeading__2032_308750549">2.3.2Requirements of the Indirect Viewpoints<text:tab/>7</text:a></text:p>
          <text:p text:style-name="P38"><text:a xlink:type="simple" xlink:href="#__RefHeading__2034_308750549">2.3.3Requirements of the Domain Viewpoints<text:tab/>8</text:a></text:p>
          <text:p text:style-name="P35"><text:a xlink:type="simple" xlink:href="#__RefHeading__2036_308750549">3Requirements Definition<text:tab/>8</text:a></text:p>
          <text:p text:style-name="P33"><text:a xlink:type="simple" xlink:href="#__RefHeading__2038_308750549">3.1Functional Requirements<text:tab/>8</text:a></text:p>
          <text:p text:style-name="P33"><text:a xlink:type="simple" xlink:href="#__RefHeading__2040_308750549">3.2Non-Functional Requirements<text:tab/>8</text:a></text:p>
          <text:p text:style-name="P33"><text:a xlink:type="simple" xlink:href="#__RefHeading__2042_308750549">3.3Domain Requirements<text:tab/>8</text:a></text:p>
          <text:p text:style-name="P33"><text:a xlink:type="simple" xlink:href="#__RefHeading__2044_308750549">3.4Volatile Requirements<text:tab/>9</text:a></text:p>
          <text:p text:style-name="P33"><text:a xlink:type="simple" xlink:href="#__RefHeading__2046_308750549">3.5Enduring Requirements<text:tab/>9</text:a></text:p>
          <text:p text:style-name="P35"><text:a xlink:type="simple" xlink:href="#__RefHeading__2048_308750549">4Requirements Interviews with Domain Experts<text:tab/>10</text:a></text:p>
          <text:p text:style-name="P35"><text:a xlink:type="simple" xlink:href="#__RefHeading__2050_308750549">5Requirements Prioritization and Negotiation<text:tab/>11</text:a></text:p>
          <text:p text:style-name="P35"><text:a xlink:type="simple" xlink:href="#__RefHeading__2052_308750549">6Requirements Traceability Matrix<text:tab/>12</text:a></text:p>
          <text:p text:style-name="P35"><text:a xlink:type="simple" xlink:href="#__RefHeading__2054_308750549">7Use Cases of Main Scenarios<text:tab/>13</text:a></text:p>
          <text:p text:style-name="P35"><text:a xlink:type="simple" xlink:href="#__RefHeading__2056_308750549">8Domain Model<text:tab/>14</text:a></text:p>
          <text:p text:style-name="P35"><text:a xlink:type="simple" xlink:href="#__RefHeading__2058_308750549">9Other Schemas<text:tab/>15</text:a></text:p>
        </text:index-body>
      </text:table-of-content>
      <text:p text:style-name="Standard"><text:a xlink:type="simple" xlink:href="#_Toc467101104" text:style-name="Internet_20_link" text:visited-style-name="Visited_20_Internet_20_Link"><text:span text:style-name="T2"/></text:a></text:p>
      <text:p text:style-name="P7"/>
      <text:list xml:id="list4819136517674361086" text:style-name="Outline">
        <text:list-item>
          <text:h text:style-name="P24" text:outline-level="1"><text:bookmark-start text:name="__RefHeading__2014_308750549"/><text:bookmark-start text:name="_Toc467101104"/>Introduction<text:bookmark-end text:name="__RefHeading__2014_308750549"/><text:bookmark-end text:name="_Toc467101104"/></text:h>
        </text:list-item>
      </text:list>
      <text:p text:style-name="P36"><text:span text:style-name="T8">The lately technological improvements in information technology (IT) have made a great impact on medical organizations. Today, health information systems are used in virtually every hospital. Health information technologies are used mainly to increase efficiency, quality of service and to reduce costs in hospitals.</text:span></text:p>
      <text:p text:style-name="P36"><text:span text:style-name="T9">Electronic Health Record System</text:span><text:span text:style-name="T8"> will provide the doctors and their staff with an electronic copy of the patient file. Personal information and medical information about the patient will be stored and managed by the system. Medical information may consist of any health related information related to a patient. Some important medical information the system supports can be listed as examinations, patient stories, symptoms, tests (blood, urine, etc.), diagnosis, treatments and prescribed medications. The system will also be able to assist physicians in diagnosing and treating a patient by providing diagnosis and treatment recommendations according to the provided information, remind patients of an upcoming event (any appointment, periodic check-up, periodic test, etc.) by sending emails or notifications and track information for billing purposes. </text:span></text:p>
      <text:p text:style-name="P36"><text:span text:style-name="T8">In this document, we specify the stakeholders and the requirements of the system that will be implemented.</text:span></text:p>
      <text:p text:style-name="P9"/>
      <text:list xml:id="list42367295" text:continue-numbering="true" text:style-name="Outline">
        <text:list-item>
          <text:h text:style-name="P24" text:outline-level="1"><text:bookmark-start text:name="__RefHeading__2016_308750549"/><text:bookmark-start text:name="_Toc467101105"/>Identification of Viewpoints<text:bookmark-end text:name="__RefHeading__2016_308750549"/><text:bookmark-end text:name="_Toc467101105"/></text:h>
          <text:list>
            <text:list-item>
              <text:h text:style-name="Heading_20_2" text:outline-level="2"><text:bookmark-start text:name="__RefHeading__2018_308750549"/><text:bookmark-start text:name="_Toc467101106"/><text:span text:style-name="T15">Principal Viewpoints of the System</text:span><text:bookmark-end text:name="__RefHeading__2018_308750549"/><text:bookmark-end text:name="_Toc467101106"/></text:h>
              <text:list>
                <text:list-item>
                  <text:h text:style-name="Heading_20_3" text:outline-level="3"><text:bookmark-start text:name="__RefHeading__2020_308750549"/><text:bookmark-start text:name="_Toc467101107"/><text:span text:style-name="T16">Interactor Viewpoints</text:span><text:bookmark-end text:name="__RefHeading__2020_308750549"/><text:bookmark-end text:name="_Toc467101107"/></text:h>
                  <text:list>
                    <text:list-item>
                      <text:h text:style-name="Heading_20_4" text:outline-level="4"><text:span text:style-name="T14">Users</text:span></text:h>
                    </text:list-item>
                  </text:list>
                </text:list-item>
              </text:list>
            </text:list-item>
          </text:list>
        </text:list-item>
      </text:list>
      <table:table table:name="Tablo2" table:style-name="Tablo2">
        <table:table-column table:style-name="Tablo2.A" table:number-columns-repeated="2"/>
        <table:table-row table:style-name="Tablo2.1">
          <table:table-cell table:style-name="Tablo2.A1" office:value-type="string">
            <text:p text:style-name="P11"><text:span text:style-name="T1">Viewpoint</text:span></text:p>
          </table:table-cell>
          <table:table-cell table:style-name="Tablo2.A1" office:value-type="string">
            <text:p text:style-name="P11"><text:span text:style-name="T1">Description</text:span></text:p>
          </table:table-cell>
        </table:table-row>
        <table:table-row table:style-name="Tablo2.1">
          <table:table-cell table:style-name="Tablo2.A2" office:value-type="string">
            <text:p text:style-name="P12"><text:span text:style-name="T10">Doctor</text:span></text:p>
          </table:table-cell>
          <table:table-cell table:style-name="Tablo2.A2" office:value-type="string">
            <text:p text:style-name="P14"><text:span text:style-name="T17">Doctors who are responsible for assessing and treating patients.</text:span></text:p>
          </table:table-cell>
        </table:table-row>
        <table:table-row table:style-name="Tablo2.1">
          <table:table-cell table:style-name="Tablo2.A3" office:value-type="string">
            <text:p text:style-name="P12"><text:span text:style-name="T10">Patient</text:span></text:p>
          </table:table-cell>
          <table:table-cell table:style-name="Tablo2.A3" office:value-type="string">
            <text:p text:style-name="P14"><text:span text:style-name="T17">Patients whose information is recorded in the system.</text:span></text:p>
          </table:table-cell>
        </table:table-row>
        <table:table-row table:style-name="Tablo2.1">
          <table:table-cell table:style-name="Tablo2.A2" office:value-type="string">
            <text:p text:style-name="P12"><text:span text:style-name="T10">Nurse</text:span></text:p>
          </table:table-cell>
          <table:table-cell table:style-name="Tablo2.A2" office:value-type="string">
            <text:p text:style-name="P14"><text:span text:style-name="T17">Nurses who coordinate the consultations with doctors and administer some treatments.</text:span></text:p>
          </table:table-cell>
        </table:table-row>
        <table:table-row table:style-name="Tablo2.1">
          <table:table-cell table:style-name="Tablo2.A3" office:value-type="string">
            <text:p text:style-name="P12"><text:span text:style-name="T10">Pharmacist</text:span></text:p>
          </table:table-cell>
          <table:table-cell table:style-name="Tablo2.A3" office:value-type="string">
            <text:p text:style-name="P14"><text:span text:style-name="T18">Pharmacists responsible for the dispensing of prescriptions, also the purchase, manufacture and quality testing of all medicines used in a hospital.</text:span></text:p>
          </table:table-cell>
        </table:table-row>
        <table:table-row table:style-name="Tablo2.1">
          <table:table-cell table:style-name="Tablo2.A2" office:value-type="string">
            <text:p text:style-name="P12"><text:span text:style-name="T10">Laboratory</text:span></text:p>
          </table:table-cell>
          <table:table-cell table:style-name="Tablo2.A2" office:value-type="string">
            <text:p text:style-name="P14"><text:span text:style-name="T1">Hospital laboratories where tests are done on clinical specimens in order to obtain information about the health of a patient as pertaining to the diagnosis, treatment, and prevention of diesease.</text:span></text:p>
          </table:table-cell>
        </table:table-row>
        <table:table-row table:style-name="Tablo2.1">
          <table:table-cell table:style-name="Tablo2.A3" office:value-type="string">
            <text:p text:style-name="P12"><text:span text:style-name="T10">Health Technician</text:span></text:p>
          </table:table-cell>
          <table:table-cell table:style-name="Tablo2.A3" office:value-type="string">
            <text:p text:style-name="P14"><text:span text:style-name="T19">Healthcare technicians who are responsible of assisting medical staff complete tasks around their assigned unit or clinic's and accommodate patient needs.</text:span></text:p>
          </table:table-cell>
        </table:table-row>
        <table:table-row table:style-name="Tablo2.1">
          <table:table-cell table:style-name="Tablo2.A2" office:value-type="string">
            <text:p text:style-name="P12"><text:span text:style-name="T10">Hospital Kitchen</text:span></text:p>
          </table:table-cell>
          <table:table-cell table:style-name="Tablo2.A2" office:value-type="string">
            <text:p text:style-name="P14"><text:span text:style-name="T1">Hostipatl kitchen staff who provide meals to inpatients as per the instructions of the dieticians and physicians.</text:span></text:p>
          </table:table-cell>
        </table:table-row>
        <table:table-row table:style-name="Tablo2.1">
          <table:table-cell table:style-name="Tablo2.A3" office:value-type="string">
            <text:p text:style-name="P12"><text:span text:style-name="T10">Registration and Admission</text:span></text:p>
          </table:table-cell>
          <table:table-cell table:style-name="Tablo2.A3" office:value-type="string">
            <text:p text:style-name="P14"><text:span text:style-name="T17">Medical receptionists who manage patients’ appointments and registration.</text:span></text:p>
          </table:table-cell>
        </table:table-row>
        <table:table-row table:style-name="Tablo2.1">
          <table:table-cell table:style-name="Tablo2.A2" office:value-type="string">
            <text:p text:style-name="P12"><text:span text:style-name="T10">Accounting</text:span></text:p>
          </table:table-cell>
          <table:table-cell table:style-name="Tablo2.A2" office:value-type="string">
            <text:p text:style-name="P14"><text:span text:style-name="T17">Accounting Employees who are responsible for accumulating and reporting on financial information about the performance, financial position, and cash flows of the hospital</text:span></text:p>
          </table:table-cell>
        </table:table-row>
      </table:table>
      <text:h text:style-name="P27" text:outline-level="4"/>
      <text:list xml:id="list42373803" text:continue-numbering="true" text:style-name="Outline">
        <text:list-item>
          <text:list>
            <text:list-item>
              <text:list>
                <text:list-item>
                  <text:list>
                    <text:list-item>
                      <text:h text:style-name="Heading_20_4" text:outline-level="4"><text:span text:style-name="T14">System Staff</text:span></text:h>
                    </text:list-item>
                  </text:list>
                </text:list-item>
              </text:list>
            </text:list-item>
          </text:list>
        </text:list-item>
      </text:list>
      <table:table table:name="Tablo3" table:style-name="Tablo3">
        <table:table-column table:style-name="Tablo3.A" table:number-columns-repeated="2"/>
        <table:table-row table:style-name="Tablo3.1">
          <table:table-cell table:style-name="Tablo3.A1" office:value-type="string">
            <text:p text:style-name="P11"><text:span text:style-name="T1">Viewpoint</text:span></text:p>
          </table:table-cell>
          <table:table-cell table:style-name="Tablo3.A1" office:value-type="string">
            <text:p text:style-name="P11"><text:span text:style-name="T1">Description</text:span></text:p>
          </table:table-cell>
        </table:table-row>
        <table:table-row table:style-name="Tablo3.1">
          <table:table-cell table:style-name="Tablo3.A2" office:value-type="string">
            <text:p text:style-name="P12"><text:span text:style-name="T10">System Administrator</text:span></text:p>
          </table:table-cell>
          <table:table-cell table:style-name="Tablo3.B2" office:value-type="string">
            <text:p text:style-name="P14"><text:span text:style-name="T1">System administrators who are responsible fort the upkeep, configuration, and reliable operation of the system.</text:span></text:p>
          </table:table-cell>
        </table:table-row>
        <table:table-row table:style-name="Tablo3.1">
          <table:table-cell table:style-name="Tablo3.A3" office:value-type="string">
            <text:p text:style-name="P12"><text:span text:style-name="T10">IT Employee</text:span></text:p>
          </table:table-cell>
          <table:table-cell table:style-name="Tablo3.B3" office:value-type="string">
            <text:p text:style-name="P14"><text:span text:style-name="T17">IT staff who are responsible for installing and maintaining the system related hardware/software.</text:span></text:p>
          </table:table-cell>
        </table:table-row>
      </table:table>
      <text:p text:style-name="Standard"/>
      <text:p text:style-name="Standard"/>
      <text:list xml:id="list42361587" text:continue-numbering="true" text:style-name="Outline">
        <text:list-item>
          <text:list>
            <text:list-item>
              <text:list>
                <text:list-item>
                  <text:h text:style-name="P25" text:outline-level="3"><text:bookmark-start text:name="__RefHeading__2022_308750549"/><text:bookmark-start text:name="_Toc467101108"/><text:span text:style-name="T16">Indirect Viewpoints</text:span><text:bookmark-end text:name="__RefHeading__2022_308750549"/><text:bookmark-end text:name="_Toc467101108"/></text:h>
                </text:list-item>
              </text:list>
            </text:list-item>
          </text:list>
        </text:list-item>
      </text:list>
      <table:table table:name="Tablo4" table:style-name="Tablo4">
        <table:table-column table:style-name="Tablo4.A" table:number-columns-repeated="2"/>
        <table:table-row table:style-name="Tablo4.1">
          <table:table-cell table:style-name="Tablo4.A1" office:value-type="string">
            <text:p text:style-name="P11"><text:span text:style-name="T1">Viewpoint</text:span></text:p>
          </table:table-cell>
          <table:table-cell table:style-name="Tablo4.A1" office:value-type="string">
            <text:p text:style-name="P11"><text:span text:style-name="T1">Description</text:span></text:p>
          </table:table-cell>
        </table:table-row>
        <table:table-row table:style-name="Tablo4.1">
          <table:table-cell table:style-name="Tablo4.A2" office:value-type="string">
            <text:p text:style-name="P12"><text:span text:style-name="T10">Hospital Management</text:span></text:p>
          </table:table-cell>
          <table:table-cell table:style-name="Tablo4.B2" office:value-type="string">
            <text:p text:style-name="P14"><text:span text:style-name="T17">Healthcare managers who obtain management information from the system.</text:span></text:p>
          </table:table-cell>
        </table:table-row>
        <table:table-row table:style-name="Tablo4.1">
          <table:table-cell table:style-name="Tablo4.A3" office:value-type="string">
            <text:p text:style-name="P12"><text:span text:style-name="T10">Ministry of Health</text:span></text:p>
          </table:table-cell>
          <table:table-cell table:style-name="Tablo4.B3" office:value-type="string">
            <text:p text:style-name="P14"><text:span text:style-name="T20">Ensures that all organisations and institutions that produce health goods and services conform to standards of safety by setting policies, goals, regulations.</text:span></text:p>
          </table:table-cell>
        </table:table-row>
        <table:table-row table:style-name="Tablo4.1">
          <table:table-cell table:style-name="Tablo4.A2" office:value-type="string">
            <text:p text:style-name="P12"><text:span text:style-name="T10">Ministry of Finance</text:span></text:p>
          </table:table-cell>
          <table:table-cell table:style-name="Tablo4.B2" office:value-type="string">
            <text:p text:style-name="P14"><text:span text:style-name="T1">Responsible for goverment finances, economic policy and financial regulations.</text:span></text:p>
          </table:table-cell>
        </table:table-row>
        <table:table-row table:style-name="Tablo4.1">
          <table:table-cell table:style-name="Tablo4.A3" office:value-type="string">
            <text:p text:style-name="P12"><text:span text:style-name="T10">Insurance Company</text:span></text:p>
          </table:table-cell>
          <table:table-cell table:style-name="Tablo4.B3" office:value-type="string">
            <text:p text:style-name="P14"><text:span text:style-name="T1">Insurance companies which sell life insurance, annuities and pensions product.</text:span></text:p>
          </table:table-cell>
        </table:table-row>
        <table:table-row table:style-name="Tablo4.1">
          <table:table-cell table:style-name="Tablo4.A2" office:value-type="string">
            <text:p text:style-name="P12"><text:span text:style-name="T10">Pharmaceutical Company</text:span></text:p>
          </table:table-cell>
          <table:table-cell table:style-name="Tablo4.B2" office:value-type="string">
            <text:p text:style-name="P14"><text:span text:style-name="T1">Pharmaceutical companies which discovers, develops, produces, and markets drugs or pharmaceuticals for use as medications.</text:span></text:p>
          </table:table-cell>
        </table:table-row>
      </table:table>
      <text:h text:style-name="P26" text:outline-level="3"/>
      <text:list xml:id="list42365811" text:continue-numbering="true" text:style-name="Outline">
        <text:list-item>
          <text:list>
            <text:list-item>
              <text:list>
                <text:list-item>
                  <text:h text:style-name="Heading_20_3" text:outline-level="3"><text:bookmark-start text:name="__RefHeading__2024_308750549"/><text:bookmark-start text:name="_Toc467101109"/><text:span text:style-name="T16">Domain Viewpoints</text:span><text:bookmark-end text:name="__RefHeading__2024_308750549"/><text:bookmark-end text:name="_Toc467101109"/></text:h>
                </text:list-item>
              </text:list>
            </text:list-item>
          </text:list>
        </text:list-item>
      </text:list>
      <table:table table:name="Tablo5" table:style-name="Tablo5">
        <table:table-column table:style-name="Tablo5.A" table:number-columns-repeated="2"/>
        <table:table-row table:style-name="Tablo5.1">
          <table:table-cell table:style-name="Tablo5.A1" office:value-type="string">
            <text:p text:style-name="P11"><text:span text:style-name="T1">Viewpoint</text:span></text:p>
          </table:table-cell>
          <table:table-cell table:style-name="Tablo5.A1" office:value-type="string">
            <text:p text:style-name="P11"><text:span text:style-name="T1">Description</text:span></text:p>
          </table:table-cell>
        </table:table-row>
        <table:table-row table:style-name="Tablo5.1">
          <table:table-cell table:style-name="Tablo5.A2" office:value-type="string">
            <text:p text:style-name="P12"><text:span text:style-name="T10">Hostpital Rules</text:span></text:p>
          </table:table-cell>
          <table:table-cell table:style-name="Tablo5.A2" office:value-type="string">
            <text:p text:style-name="P14"><text:span text:style-name="T1">Hospital rules and regulations affecting patient care and conduct.</text:span></text:p>
          </table:table-cell>
        </table:table-row>
        <table:table-row table:style-name="Tablo5.1">
          <table:table-cell table:style-name="Tablo5.A3" office:value-type="string">
            <text:p text:style-name="P12"><text:span text:style-name="T10">Medical Science</text:span></text:p>
          </table:table-cell>
          <table:table-cell table:style-name="Tablo5.A3" office:value-type="string">
            <text:p text:style-name="P14"><text:span text:style-name="T1">Requirements and constraints related to medical science which is a broad term that covers such areas as biochemistry, molecular biology, medicinal chemistry, microbiology, neuroscience, physiology, nutrition, pharmacology, toxicology, vision science and biomedical technology.</text:span></text:p>
          </table:table-cell>
        </table:table-row>
        <table:table-row table:style-name="Tablo5.1">
          <table:table-cell table:style-name="Tablo5.A2" office:value-type="string">
            <text:p text:style-name="P12"><text:span text:style-name="T10">Medical Data</text:span></text:p>
          </table:table-cell>
          <table:table-cell table:style-name="Tablo5.A2" office:value-type="string">
            <text:p text:style-name="P14"><text:span text:style-name="T1">Requirements and constraints related to compiling and maintaning medical data.</text:span></text:p>
          </table:table-cell>
        </table:table-row>
        <table:table-row table:style-name="Tablo5.1">
          <table:table-cell table:style-name="Tablo5.A3" office:value-type="string">
            <text:p text:style-name="P12"><text:span text:style-name="T10">Drug Data</text:span></text:p>
          </table:table-cell>
          <table:table-cell table:style-name="Tablo5.A3" office:value-type="string">
            <text:p text:style-name="P14"><text:span text:style-name="T1">Detailed drug data with comprehensive drug target information is needed for the system.</text:span></text:p>
          </table:table-cell>
        </table:table-row>
        <table:table-row table:style-name="Tablo5.1">
          <table:table-cell table:style-name="Tablo5.A2" office:value-type="string">
            <text:p text:style-name="P12"><text:span text:style-name="T10">Insurance Policy</text:span></text:p>
          </table:table-cell>
          <table:table-cell table:style-name="Tablo5.A2" office:value-type="string">
            <text:p text:style-name="P14"><text:span text:style-name="T1">Domain requirements and constraints related to insurance policies.</text:span></text:p>
          </table:table-cell>
        </table:table-row>
      </table:table>
      <text:p text:style-name="P1"/>
      <text:p text:style-name="P1"/>
      <text:list xml:id="list42367271" text:continue-numbering="true" text:style-name="Outline">
        <text:list-item>
          <text:list>
            <text:list-item>
              <text:h text:style-name="P28" text:outline-level="2"><text:bookmark-start text:name="__RefHeading__2026_308750549"/><text:bookmark-start text:name="_Toc467101110"/><text:span text:style-name="T15">Viewpoint Hierarchy Diagram</text:span><text:bookmark-end text:name="__RefHeading__2026_308750549"/><text:bookmark-end text:name="_Toc467101110"/></text:h>
            </text:list-item>
          </text:list>
        </text:list-item>
      </text:list>
      <text:p text:style-name="Standard"/>
      <text:p text:style-name="P1"><text:bookmark text:name="_GoBack"/></text:p>
      <text:p text:style-name="P1"/>
      <text:list xml:id="list42356968" text:continue-numbering="true" text:style-name="Outline">
        <text:list-item>
          <text:list>
            <text:list-item>
              <text:h text:style-name="P28" text:outline-level="2"><text:bookmark-start text:name="__RefHeading__2028_308750549"/><text:bookmark-start text:name="_Toc467101111"/><text:span text:style-name="T15">Requirements of each Viewpoint</text:span><text:bookmark-end text:name="__RefHeading__2028_308750549"/><text:bookmark-end text:name="_Toc467101111"/></text:h>
              <text:list>
                <text:list-item>
                  <text:h text:style-name="Heading_20_3" text:outline-level="3"><text:bookmark-start text:name="__RefHeading__2030_308750549"/><text:bookmark-start text:name="_Toc467101112"/><text:span text:style-name="T15">Requirements of the Interactor Viewpoints</text:span><text:bookmark-end text:name="__RefHeading__2030_308750549"/><text:bookmark-end text:name="_Toc467101112"/></text:h>
                </text:list-item>
              </text:list>
            </text:list-item>
          </text:list>
        </text:list-item>
      </text:list>
      <text:p text:style-name="P1"/>
      <table:table table:name="Tablo6" table:style-name="Tablo6">
        <table:table-column table:style-name="Tablo6.A"/>
        <table:table-column table:style-name="Tablo6.B"/>
        <table:table-row table:style-name="Tablo6.1">
          <table:table-cell table:style-name="Tablo6.A1" office:value-type="string">
            <text:p text:style-name="P11"><text:span text:style-name="T1">Viewpoint</text:span></text:p>
          </table:table-cell>
          <table:table-cell table:style-name="Tablo6.A1" office:value-type="string">
            <text:p text:style-name="P11"><text:span text:style-name="T1">Requirements</text:span></text:p>
          </table:table-cell>
        </table:table-row>
        <table:table-row table:style-name="Tablo6.2">
          <table:table-cell table:style-name="Tablo6.A2" table:number-rows-spanned="3" office:value-type="string">
            <text:p text:style-name="P12"><text:span text:style-name="T10">Patient</text:span></text:p>
          </table:table-cell>
          <table:table-cell table:style-name="Tablo6.B2" office:value-type="string">
            <text:p text:style-name="P13"><text:span text:style-name="T1">Book appointments.</text:span></text:p>
          </table:table-cell>
        </table:table-row>
        <table:table-row table:style-name="Tablo6.3">
          <table:covered-table-cell/>
          <table:table-cell table:style-name="Tablo6.B3" office:value-type="string">
            <text:p text:style-name="P13"><text:span text:style-name="T1">View his/her own medical info, prescriptions, appointments, admissions.</text:span></text:p>
          </table:table-cell>
        </table:table-row>
        <table:table-row table:style-name="Tablo6.4">
          <table:covered-table-cell/>
          <table:table-cell table:style-name="Tablo6.B4" office:value-type="string">
            <text:p text:style-name="P13"><text:span text:style-name="T1">Get notifications about upcoming events.(appointments, check-ups, etc.)</text:span></text:p>
          </table:table-cell>
        </table:table-row>
        <table:table-row table:style-name="Tablo6.5">
          <table:table-cell table:style-name="Tablo6.A5" table:number-rows-spanned="2" office:value-type="string">
            <text:p text:style-name="P12"><text:span text:style-name="T10">Doctor</text:span></text:p>
          </table:table-cell>
          <table:table-cell table:style-name="Tablo6.B5" office:value-type="string">
            <text:p text:style-name="P13"><text:span text:style-name="T1">View/Add/Update patients medical info, prescriptions, appointments and admissions.</text:span></text:p>
          </table:table-cell>
        </table:table-row>
        <table:table-row table:style-name="Tablo6.6">
          <table:covered-table-cell/>
          <table:table-cell table:style-name="Tablo6.B6" office:value-type="string">
            <text:p text:style-name="P13"><text:span text:style-name="T1">Get diagnosis and treatment recommendations from the system.</text:span></text:p>
          </table:table-cell>
        </table:table-row>
        <table:table-row table:style-name="Tablo6.7">
          <table:table-cell table:style-name="Tablo6.A5" table:number-rows-spanned="2" office:value-type="string">
            <text:p text:style-name="P12"><text:span text:style-name="T10">Nurse</text:span></text:p>
          </table:table-cell>
          <table:table-cell table:style-name="Tablo6.B7" office:value-type="string">
            <text:p text:style-name="P13"><text:span text:style-name="T1">View and update patient information.</text:span></text:p>
          </table:table-cell>
        </table:table-row>
        <table:table-row table:style-name="Tablo6.8">
          <table:covered-table-cell/>
          <table:table-cell table:style-name="Tablo6.B8" office:value-type="string">
            <text:p text:style-name="P13"><text:span text:style-name="T1">View patient appointments.</text:span></text:p>
          </table:table-cell>
        </table:table-row>
        <table:table-row table:style-name="Tablo6.5">
          <table:table-cell table:style-name="Tablo6.A5" table:number-rows-spanned="2" office:value-type="string">
            <text:p text:style-name="P12"><text:span text:style-name="T10">Pharmacist</text:span></text:p>
          </table:table-cell>
          <table:table-cell table:style-name="Tablo6.B5" office:value-type="string">
            <text:p text:style-name="P13"><text:span text:style-name="T11">View patient prescriptions.</text:span></text:p>
          </table:table-cell>
        </table:table-row>
        <table:table-row table:style-name="Tablo6.5">
          <table:covered-table-cell/>
          <table:table-cell table:style-name="Tablo6.B10" office:value-type="string">
            <text:p text:style-name="P13"><text:span text:style-name="T11">Manage medical item stocks.</text:span></text:p>
          </table:table-cell>
        </table:table-row>
        <table:table-row table:style-name="Tablo6.5">
          <table:table-cell table:style-name="Tablo6.A5" table:number-rows-spanned="2" office:value-type="string">
            <text:p text:style-name="P12"><text:span text:style-name="T10">Laboratory</text:span></text:p>
          </table:table-cell>
          <table:table-cell table:style-name="Tablo6.B5" office:value-type="string">
            <text:p text:style-name="P13"><text:span text:style-name="T1">View patient info.</text:span></text:p>
          </table:table-cell>
        </table:table-row>
        <table:table-row table:style-name="Tablo6.5">
          <table:covered-table-cell/>
          <table:table-cell table:style-name="Tablo6.B12" office:value-type="string">
            <text:p text:style-name="P13"><text:span text:style-name="T1">Add and update laboratory results.</text:span></text:p>
          </table:table-cell>
        </table:table-row>
        <table:table-row table:style-name="Tablo6.13">
          <table:table-cell table:style-name="Tablo6.A5" table:number-rows-spanned="2" office:value-type="string">
            <text:p text:style-name="P12"><text:span text:style-name="T10">Health Technician</text:span></text:p>
          </table:table-cell>
          <table:table-cell table:style-name="Tablo6.B5" office:value-type="string">
            <text:p text:style-name="P13"><text:span text:style-name="T1">View and update patient information.</text:span></text:p>
          </table:table-cell>
        </table:table-row>
        <table:table-row table:style-name="Tablo6.14">
          <table:covered-table-cell/>
          <table:table-cell table:style-name="Tablo6.B12" office:value-type="string">
            <text:p text:style-name="P13"><text:span text:style-name="T1">View patients medical info.</text:span></text:p>
          </table:table-cell>
        </table:table-row>
        <table:table-row table:style-name="Tablo6.5">
          <table:table-cell table:style-name="Tablo6.A5" table:number-rows-spanned="2" office:value-type="string">
            <text:p text:style-name="P12"><text:span text:style-name="T10">Hospital Kitchen</text:span></text:p>
          </table:table-cell>
          <table:table-cell table:style-name="Tablo6.B5" office:value-type="string">
            <text:p text:style-name="P13"><text:span text:style-name="T1">View patients medical info.</text:span></text:p>
          </table:table-cell>
        </table:table-row>
        <table:table-row table:style-name="Tablo6.5">
          <table:covered-table-cell/>
          <table:table-cell table:style-name="Tablo6.B12" office:value-type="string">
            <text:p text:style-name="P13"><text:span text:style-name="T1">View patients admission info.</text:span></text:p>
          </table:table-cell>
        </table:table-row>
        <table:table-row table:style-name="Tablo6.2">
          <table:table-cell table:style-name="Tablo6.A5" table:number-rows-spanned="2" office:value-type="string">
            <text:p text:style-name="P12"><text:span text:style-name="T10">Registration and Admission </text:span></text:p>
          </table:table-cell>
          <table:table-cell table:style-name="Tablo6.B5" office:value-type="string">
            <text:p text:style-name="P18"/>
          </table:table-cell>
        </table:table-row>
        <table:table-row table:style-name="Tablo6.18">
          <table:covered-table-cell/>
          <table:table-cell table:style-name="Tablo6.B12" office:value-type="string">
            <text:p text:style-name="P18"/>
          </table:table-cell>
        </table:table-row>
        <table:table-row table:style-name="Tablo6.7">
          <table:table-cell table:style-name="Tablo6.A5" table:number-rows-spanned="2" office:value-type="string">
            <text:p text:style-name="P12"><text:span text:style-name="T10">System Administrator</text:span></text:p>
          </table:table-cell>
          <table:table-cell table:style-name="Tablo6.B7" office:value-type="string">
            <text:p text:style-name="P13"><text:span text:style-name="T11">Add New Pharmacy</text:span></text:p>
          </table:table-cell>
        </table:table-row>
        <table:table-row table:style-name="Tablo6.8">
          <table:covered-table-cell/>
          <table:table-cell table:style-name="Tablo6.B4" office:value-type="string">
            <text:p text:style-name="P13"><text:span text:style-name="T11">Add New Doctor</text:span></text:p>
          </table:table-cell>
        </table:table-row>
        <table:table-row table:style-name="Tablo6.21">
          <table:table-cell table:style-name="Tablo6.A5" table:number-rows-spanned="2" office:value-type="string">
            <text:p text:style-name="P12"><text:span text:style-name="T10">IT Employee</text:span></text:p>
          </table:table-cell>
          <table:table-cell table:style-name="Tablo6.B7" office:value-type="string">
            <text:p text:style-name="P18"/>
          </table:table-cell>
        </table:table-row>
        <table:table-row table:style-name="Tablo6.21">
          <table:covered-table-cell/>
          <table:table-cell table:style-name="Tablo6.B4" office:value-type="string">
            <text:p text:style-name="P18"/>
          </table:table-cell>
        </table:table-row>
        <table:table-row table:style-name="Tablo6.7">
          <table:table-cell table:style-name="Tablo6.A5" table:number-rows-spanned="2" office:value-type="string">
            <text:p text:style-name="P12"><text:span text:style-name="T10">Maintenance Engineer</text:span></text:p>
          </table:table-cell>
          <table:table-cell table:style-name="Tablo6.B7" office:value-type="string">
            <text:p text:style-name="P13"><text:span text:style-name="T11">Maintain the system</text:span></text:p>
          </table:table-cell>
        </table:table-row>
        <table:table-row table:style-name="Tablo6.8">
          <table:covered-table-cell/>
          <table:table-cell table:style-name="Tablo6.B4" office:value-type="string">
            <text:p text:style-name="P13"><text:span text:style-name="T11">Optimize the system</text:span></text:p>
          </table:table-cell>
        </table:table-row>
      </table:table>
      <text:p text:style-name="P1"/>
      <text:list xml:id="list42378173" text:continue-numbering="true" text:style-name="Outline">
        <text:list-item>
          <text:list>
            <text:list-item>
              <text:list>
                <text:list-item>
                  <text:h text:style-name="Heading_20_3" text:outline-level="3"><text:bookmark-start text:name="__RefHeading__2032_308750549"/><text:bookmark-start text:name="_Toc467101113"/><text:span text:style-name="T15">Requirements of the Indirect Viewpoints</text:span><text:bookmark-end text:name="__RefHeading__2032_308750549"/><text:bookmark-end text:name="_Toc467101113"/></text:h>
                </text:list-item>
              </text:list>
            </text:list-item>
          </text:list>
        </text:list-item>
      </text:list>
      <text:p text:style-name="Standard"/>
      <table:table table:name="Tablo7" table:style-name="Tablo7">
        <table:table-column table:style-name="Tablo7.A"/>
        <table:table-column table:style-name="Tablo7.B"/>
        <table:table-row table:style-name="Tablo7.1">
          <table:table-cell table:style-name="Tablo7.A1" office:value-type="string">
            <text:p text:style-name="P11"><text:span text:style-name="T1">Viewpoint</text:span></text:p>
          </table:table-cell>
          <table:table-cell table:style-name="Tablo7.A1" office:value-type="string">
            <text:p text:style-name="P11"><text:span text:style-name="T1">Requirements</text:span></text:p>
          </table:table-cell>
        </table:table-row>
        <table:table-row table:style-name="Tablo7.2">
          <table:table-cell table:style-name="Tablo7.A2" table:number-rows-spanned="2" office:value-type="string">
            <text:p text:style-name="P12"><text:span text:style-name="T10">Hospital Management</text:span></text:p>
          </table:table-cell>
          <table:table-cell table:style-name="Tablo7.B2" office:value-type="string">
            <text:p text:style-name="P19"/>
          </table:table-cell>
        </table:table-row>
        <table:table-row table:style-name="Tablo7.3">
          <table:covered-table-cell/>
          <table:table-cell table:style-name="Tablo7.B3" office:value-type="string">
            <text:p text:style-name="P18"/>
          </table:table-cell>
        </table:table-row>
        <table:table-row table:style-name="Tablo7.3">
          <table:table-cell table:style-name="Tablo7.A4" table:number-rows-spanned="2" office:value-type="string">
            <text:p text:style-name="P12"><text:span text:style-name="T10">Ministry of Health</text:span></text:p>
          </table:table-cell>
          <table:table-cell table:style-name="Tablo7.B4" office:value-type="string">
            <text:p text:style-name="P18"/>
          </table:table-cell>
        </table:table-row>
        <table:table-row table:style-name="Tablo7.5">
          <table:covered-table-cell/>
          <table:table-cell table:style-name="Tablo7.B5" office:value-type="string">
            <text:p text:style-name="P18"/>
          </table:table-cell>
        </table:table-row>
        <table:table-row table:style-name="Tablo7.6">
          <table:table-cell table:style-name="Tablo7.A2" table:number-rows-spanned="2" office:value-type="string">
            <text:p text:style-name="P12"><text:span text:style-name="T10">Ministry of Finance</text:span></text:p>
          </table:table-cell>
          <table:table-cell table:style-name="Tablo7.B6" office:value-type="string">
            <text:p text:style-name="P18"/>
          </table:table-cell>
        </table:table-row>
        <table:table-row table:style-name="Tablo7.7">
          <table:covered-table-cell/>
          <table:table-cell table:style-name="Tablo7.B7" office:value-type="string">
            <text:p text:style-name="P18"/>
          </table:table-cell>
        </table:table-row>
        <table:table-row table:style-name="Tablo7.3">
          <table:table-cell table:style-name="Tablo7.A2" table:number-rows-spanned="2" office:value-type="string">
            <text:p text:style-name="P12"><text:span text:style-name="T10">Insurence Companies</text:span></text:p>
          </table:table-cell>
          <table:table-cell table:style-name="Tablo7.B2" office:value-type="string">
            <text:p text:style-name="P19"/>
          </table:table-cell>
        </table:table-row>
        <table:table-row table:style-name="Tablo7.9">
          <table:covered-table-cell/>
          <table:table-cell table:style-name="Tablo7.B3" office:value-type="string">
            <text:p text:style-name="P19"/>
          </table:table-cell>
        </table:table-row>
        <table:table-row table:style-name="Tablo7.10">
          <table:table-cell table:style-name="Tablo7.A2" table:number-rows-spanned="2" office:value-type="string">
            <text:p text:style-name="P12"><text:span text:style-name="T10">Pharmaceutical Company</text:span></text:p>
          </table:table-cell>
          <table:table-cell table:style-name="Tablo7.B6" office:value-type="string">
            <text:p text:style-name="P19"/>
          </table:table-cell>
        </table:table-row>
        <table:table-row table:style-name="Tablo7.10">
          <table:covered-table-cell/>
          <table:table-cell table:style-name="Tablo7.B11" office:value-type="string">
            <text:p text:style-name="P19"/>
          </table:table-cell>
        </table:table-row>
      </table:table>
      <text:p text:style-name="P8"/>
      <text:list xml:id="list42376942" text:continue-numbering="true" text:style-name="Outline">
        <text:list-item>
          <text:list>
            <text:list-item>
              <text:list>
                <text:list-item>
                  <text:h text:style-name="Heading_20_3" text:outline-level="3"><text:bookmark-start text:name="__RefHeading__2034_308750549"/><text:bookmark-start text:name="_Toc467101114"/><text:soft-page-break/><text:span text:style-name="T15">Requirements of the Domain Viewpoints</text:span><text:bookmark-end text:name="__RefHeading__2034_308750549"/><text:bookmark-end text:name="_Toc467101114"/></text:h>
                </text:list-item>
              </text:list>
            </text:list-item>
          </text:list>
        </text:list-item>
      </text:list>
      <text:p text:style-name="Standard"/>
      <table:table table:name="Tablo8" table:style-name="Tablo8">
        <table:table-column table:style-name="Tablo8.A"/>
        <table:table-column table:style-name="Tablo8.B"/>
        <table:table-row table:style-name="Tablo8.1">
          <table:table-cell table:style-name="Tablo8.A1" office:value-type="string">
            <text:p text:style-name="P11"><text:span text:style-name="T1">Viewpoint</text:span></text:p>
          </table:table-cell>
          <table:table-cell table:style-name="Tablo8.A1" office:value-type="string">
            <text:p text:style-name="P11"><text:span text:style-name="T1">Requirements</text:span></text:p>
          </table:table-cell>
        </table:table-row>
        <table:table-row table:style-name="Tablo8.2">
          <table:table-cell table:style-name="Tablo8.A2" table:number-rows-spanned="2" office:value-type="string">
            <text:p text:style-name="P12"><text:span text:style-name="T10">Hospital Rules</text:span></text:p>
          </table:table-cell>
          <table:table-cell table:style-name="Tablo8.B2" office:value-type="string">
            <text:p text:style-name="P19"/>
          </table:table-cell>
        </table:table-row>
        <table:table-row table:style-name="Tablo8.3">
          <table:covered-table-cell/>
          <table:table-cell table:style-name="Tablo8.B3" office:value-type="string">
            <text:p text:style-name="P18"/>
          </table:table-cell>
        </table:table-row>
        <table:table-row table:style-name="Tablo8.3">
          <table:table-cell table:style-name="Tablo8.A4" table:number-rows-spanned="2" office:value-type="string">
            <text:p text:style-name="P12"><text:span text:style-name="T10">Medical Science</text:span></text:p>
          </table:table-cell>
          <table:table-cell table:style-name="Tablo8.B4" office:value-type="string">
            <text:p text:style-name="P18"/>
          </table:table-cell>
        </table:table-row>
        <table:table-row table:style-name="Tablo8.5">
          <table:covered-table-cell/>
          <table:table-cell table:style-name="Tablo8.B5" office:value-type="string">
            <text:p text:style-name="P18"/>
          </table:table-cell>
        </table:table-row>
        <table:table-row table:style-name="Tablo8.3">
          <table:table-cell table:style-name="Tablo8.A2" table:number-rows-spanned="2" office:value-type="string">
            <text:p text:style-name="P12"><text:span text:style-name="T10">Medical Data</text:span></text:p>
          </table:table-cell>
          <table:table-cell table:style-name="Tablo8.B2" office:value-type="string">
            <text:p text:style-name="P19"/>
          </table:table-cell>
        </table:table-row>
        <table:table-row table:style-name="Tablo8.7">
          <table:covered-table-cell/>
          <table:table-cell table:style-name="Tablo8.B3" office:value-type="string">
            <text:p text:style-name="P19"/>
          </table:table-cell>
        </table:table-row>
        <table:table-row table:style-name="Tablo8.8">
          <table:table-cell table:style-name="Tablo8.A2" table:number-rows-spanned="2" office:value-type="string">
            <text:p text:style-name="P12"><text:span text:style-name="T10">Drug Data</text:span></text:p>
          </table:table-cell>
          <table:table-cell table:style-name="Tablo8.B8" office:value-type="string">
            <text:p text:style-name="P19"/>
          </table:table-cell>
        </table:table-row>
        <table:table-row table:style-name="Tablo8.9">
          <table:covered-table-cell/>
          <table:table-cell table:style-name="Tablo8.B9" office:value-type="string">
            <text:p text:style-name="P19"/>
          </table:table-cell>
        </table:table-row>
        <table:table-row table:style-name="Tablo8.10">
          <table:table-cell table:style-name="Tablo8.A2" table:number-rows-spanned="2" office:value-type="string">
            <text:p text:style-name="P12"><text:span text:style-name="T10">Insurance Policy</text:span></text:p>
          </table:table-cell>
          <table:table-cell table:style-name="Tablo8.B8" office:value-type="string">
            <text:p text:style-name="P19"/>
          </table:table-cell>
        </table:table-row>
        <table:table-row table:style-name="Tablo8.11">
          <table:covered-table-cell/>
          <table:table-cell table:style-name="Tablo8.B11" office:value-type="string">
            <text:p text:style-name="P19"/>
          </table:table-cell>
        </table:table-row>
      </table:table>
      <text:p text:style-name="P1"/>
      <text:list xml:id="list42372240" text:continue-numbering="true" text:style-name="Outline">
        <text:list-item>
          <text:h text:style-name="Heading_20_1" text:outline-level="1"><text:bookmark-start text:name="__RefHeading__2036_308750549"/><text:bookmark-start text:name="_Toc467101115"/>Requirements Definition<text:bookmark-end text:name="__RefHeading__2036_308750549"/><text:bookmark-end text:name="_Toc467101115"/></text:h>
          <text:list>
            <text:list-item>
              <text:h text:style-name="Heading_20_2" text:outline-level="2"><text:bookmark-start text:name="__RefHeading__2038_308750549"/><text:bookmark-start text:name="_Toc467101116"/><text:span text:style-name="T15">Functional Requirements</text:span><text:bookmark-end text:name="__RefHeading__2038_308750549"/><text:bookmark-end text:name="_Toc467101116"/></text:h>
            </text:list-item>
          </text:list>
        </text:list-item>
      </text:list>
      <text:p text:style-name="Standard"/>
      <table:table table:name="Tablo9" table:style-name="Tablo9">
        <table:table-column table:style-name="Tablo9.A" table:number-columns-repeated="2"/>
        <table:table-row table:style-name="Tablo9.1">
          <table:table-cell table:style-name="Tablo9.A1" office:value-type="string">
            <text:p text:style-name="P16">Stakeholder</text:p>
          </table:table-cell>
          <table:table-cell table:style-name="Tablo9.A1" office:value-type="string">
            <text:p text:style-name="P16">Definition</text:p>
          </table:table-cell>
        </table:table-row>
        <table:table-row table:style-name="Tablo9.1">
          <table:table-cell table:style-name="Tablo9.A2" office:value-type="string">
            <text:p text:style-name="P15">System</text:p>
          </table:table-cell>
          <table:table-cell table:style-name="Tablo9.A2" office:value-type="string">
            <text:p text:style-name="P13">System shall generate profile of each person who is a citizen of that country.</text:p>
          </table:table-cell>
        </table:table-row>
        <table:table-row table:style-name="Tablo9.1">
          <table:table-cell table:style-name="Tablo9.A3" office:value-type="string">
            <text:p text:style-name="P15">System</text:p>
          </table:table-cell>
          <table:table-cell table:style-name="Tablo9.A3" office:value-type="string">
            <text:p text:style-name="P13">System send e-mail and message to patient to remind her/his appointment</text:p>
          </table:table-cell>
        </table:table-row>
        <table:table-row table:style-name="Tablo9.1">
          <table:table-cell table:style-name="Tablo9.A2" office:value-type="string">
            <text:p text:style-name="P15">Patient </text:p>
          </table:table-cell>
          <table:table-cell table:style-name="Tablo9.A2" office:value-type="string">
            <text:p text:style-name="P17">Patient can be able to get an appointment from the system online</text:p>
          </table:table-cell>
        </table:table-row>
        <table:table-row table:style-name="Tablo9.1">
          <table:table-cell table:style-name="Tablo9.A3" office:value-type="string">
            <text:p text:style-name="P15">Medical Receptionist</text:p>
          </table:table-cell>
          <table:table-cell table:style-name="Tablo9.A3" office:value-type="string">
            <text:p text:style-name="P17">Medical receptionist shall be able to search the appointments list when patient call for making appointment</text:p>
          </table:table-cell>
        </table:table-row>
        <table:table-row table:style-name="Tablo9.1">
          <table:table-cell table:style-name="Tablo9.A2" office:value-type="string">
            <text:p text:style-name="P15">Doctor</text:p>
          </table:table-cell>
          <table:table-cell table:style-name="Tablo9.A2" office:value-type="string">
            <text:p text:style-name="P17">Doctor shall be able to search with patient's identity number to get patient's <text:s/>history record.</text:p>
          </table:table-cell>
        </table:table-row>
        <table:table-row table:style-name="Tablo9.1">
          <table:table-cell table:style-name="Tablo9.A3" office:value-type="string">
            <text:p text:style-name="P15">System</text:p>
          </table:table-cell>
          <table:table-cell table:style-name="Tablo9.A3" office:value-type="string">
            <text:p text:style-name="P13">System send e-mail and message to patient every three months to remind her/his regular check-up</text:p>
          </table:table-cell>
        </table:table-row>
        <table:table-row table:style-name="Tablo9.1">
          <table:table-cell table:style-name="Tablo9.A2" office:value-type="string">
            <text:p text:style-name="P15">System</text:p>
          </table:table-cell>
          <table:table-cell table:style-name="Tablo9.A2" office:value-type="string">
            <text:p text:style-name="P13">System send e-mail and message to patient every months to remind her/his regular tests.</text:p>
          </table:table-cell>
        </table:table-row>
        <table:table-row table:style-name="Tablo9.1">
          <table:table-cell table:style-name="Tablo9.A9" office:value-type="string">
            <text:p text:style-name="P20">Pharmacist</text:p>
            <text:p text:style-name="P20"/>
            <text:p text:style-name="P20"/>
          </table:table-cell>
          <table:table-cell table:style-name="Tablo9.A9" office:value-type="string">
            <text:p text:style-name="P21">Pharmacist shall be able to get patient's medication information records page with patient identity number.</text:p>
          </table:table-cell>
        </table:table-row>
        <table:table-row table:style-name="Tablo9.1">
          <table:table-cell table:style-name="Tablo9.A10" office:value-type="string">
            <text:p text:style-name="P22">System</text:p>
          </table:table-cell>
          <table:table-cell table:style-name="Tablo9.A10" office:value-type="string">
            <text:p text:style-name="P23">System send to the hospital kitchen patient's dietary list.</text:p>
          </table:table-cell>
        </table:table-row>
        <table:table-row table:style-name="Tablo9.1">
          <table:table-cell table:style-name="Tablo9.A9" office:value-type="string">
            <text:p text:style-name="P20">System</text:p>
          </table:table-cell>
          <table:table-cell table:style-name="Tablo9.A9" office:value-type="string">
            <text:p text:style-name="P21">System alert to doctor about compliance with medaication of patient when he/she <text:s/>decide <text:s/>the treatment.</text:p>
          </table:table-cell>
        </table:table-row>
        <table:table-row table:style-name="Tablo9.1">
          <table:table-cell table:style-name="Tablo9.A10" office:value-type="string">
            <text:p text:style-name="P22"/>
          </table:table-cell>
          <table:table-cell table:style-name="Tablo9.A10" office:value-type="string">
            <text:p text:style-name="P23"/>
          </table:table-cell>
        </table:table-row>
      </table:table>
      <text:p text:style-name="Standard"/>
      <text:list xml:id="list42350463" text:continue-numbering="true" text:style-name="Outline">
        <text:list-item>
          <text:list>
            <text:list-item>
              <text:h text:style-name="Heading_20_2" text:outline-level="2"><text:bookmark-start text:name="__RefHeading__2040_308750549"/><text:bookmark-start text:name="_Toc467101117"/><text:soft-page-break/><text:span text:style-name="T15">Non-Functional Requirements</text:span><text:bookmark-end text:name="__RefHeading__2040_308750549"/><text:bookmark-end text:name="_Toc467101117"/></text:h>
            </text:list-item>
          </text:list>
        </text:list-item>
      </text:list>
      <text:p text:style-name="Standard"/>
      <table:table table:name="Tablo10" table:style-name="Tablo10">
        <table:table-column table:style-name="Tablo10.A" table:number-columns-repeated="2"/>
        <table:table-row table:style-name="Tablo10.1">
          <table:table-cell table:style-name="Tablo10.A1" office:value-type="string">
            <text:p text:style-name="P16">Category</text:p>
          </table:table-cell>
          <table:table-cell table:style-name="Tablo10.A1" office:value-type="string">
            <text:p text:style-name="P16">Requirement</text:p>
          </table:table-cell>
        </table:table-row>
        <table:table-row table:style-name="Tablo10.1">
          <table:table-cell table:style-name="Tablo10.A2" office:value-type="string">
            <text:p text:style-name="P15">Organizational Requirement</text:p>
          </table:table-cell>
          <table:table-cell table:style-name="Tablo10.A2" office:value-type="string">
            <text:p text:style-name="P13">Users of system shall authenticate themselves using their identity number.</text:p>
          </table:table-cell>
        </table:table-row>
        <table:table-row table:style-name="Tablo10.1">
          <table:table-cell table:style-name="Tablo10.A3" office:value-type="string">
            <text:p text:style-name="P15">Organizational Requirement</text:p>
          </table:table-cell>
          <table:table-cell table:style-name="Tablo10.A3" office:value-type="string">
            <text:p text:style-name="P13">System shall designate identity number in ways that first three digit defining <text:s/>user's role.</text:p>
          </table:table-cell>
        </table:table-row>
        <table:table-row table:style-name="Tablo10.1">
          <table:table-cell table:style-name="Tablo10.A2" office:value-type="string">
            <text:p text:style-name="P15">Product Requirement</text:p>
          </table:table-cell>
          <table:table-cell table:style-name="Tablo10.A2" office:value-type="string">
            <text:p text:style-name="P13">Flexible integration with a wide range of external entities </text:p>
          </table:table-cell>
        </table:table-row>
        <table:table-row table:style-name="Tablo10.1">
          <table:table-cell table:style-name="Tablo10.A3" office:value-type="string">
            <text:p text:style-name="P15">Product Requirement</text:p>
          </table:table-cell>
          <table:table-cell table:style-name="Tablo10.A3" office:value-type="string">
            <text:p text:style-name="P13">Interface shall implement device independent.</text:p>
          </table:table-cell>
        </table:table-row>
        <table:table-row table:style-name="Tablo10.1">
          <table:table-cell table:style-name="Tablo10.A2" office:value-type="string">
            <text:p text:style-name="P15">Product Requirement</text:p>
          </table:table-cell>
          <table:table-cell table:style-name="Tablo10.A2" office:value-type="string">
            <text:p text:style-name="P13">System shall be available to all users during daytime. Downtime shall not exceed 10 seconds in any one day.</text:p>
          </table:table-cell>
        </table:table-row>
        <table:table-row table:style-name="Tablo10.1">
          <table:table-cell table:style-name="Tablo10.A7" office:value-type="string">
            <text:p text:style-name="P15">ExternalRequirement</text:p>
          </table:table-cell>
          <table:table-cell table:style-name="Tablo10.A7" office:value-type="string">
            <text:p text:style-name="P13">System has to full email integration </text:p>
          </table:table-cell>
        </table:table-row>
        <table:table-row table:style-name="Tablo10.1">
          <table:table-cell table:style-name="Tablo10.A8" office:value-type="string">
            <text:p text:style-name="P15">External Requirement</text:p>
          </table:table-cell>
          <table:table-cell table:style-name="Tablo10.A8" office:value-type="string">
            <text:p text:style-name="P13">System has to direct integration with diagnostic &amp; other clinical equipment .</text:p>
          </table:table-cell>
        </table:table-row>
        <table:table-row table:style-name="Tablo10.1">
          <table:table-cell table:style-name="Tablo10.A7" office:value-type="string">
            <text:p text:style-name="P15">External Requirement</text:p>
          </table:table-cell>
          <table:table-cell table:style-name="Tablo10.A7" office:value-type="string">
            <text:p text:style-name="P13">System has to e-prescribing with full interaction checks and alerts.</text:p>
          </table:table-cell>
        </table:table-row>
        <table:table-row table:style-name="Tablo10.1">
          <table:table-cell table:style-name="Tablo10.A2" office:value-type="string">
            <text:p text:style-name="P15"/>
          </table:table-cell>
          <table:table-cell table:style-name="Tablo10.A2" office:value-type="string">
            <text:p text:style-name="P13"/>
          </table:table-cell>
        </table:table-row>
      </table:table>
      <text:p text:style-name="Standard"/>
      <text:list xml:id="list42362616" text:continue-numbering="true" text:style-name="Outline">
        <text:list-item>
          <text:list>
            <text:list-item>
              <text:h text:style-name="Heading_20_2" text:outline-level="2"><text:bookmark-start text:name="__RefHeading__2042_308750549"/><text:bookmark-start text:name="_Toc467101118"/><text:span text:style-name="T15">Domain Requirements</text:span><text:bookmark-end text:name="__RefHeading__2042_308750549"/><text:bookmark-end text:name="_Toc467101118"/></text:h>
            </text:list-item>
          </text:list>
        </text:list-item>
      </text:list>
      <text:p text:style-name="Standard"/>
      <table:table table:name="Tablo11" table:style-name="Tablo11">
        <table:table-column table:style-name="Tablo11.A" table:number-columns-repeated="2"/>
        <table:table-row table:style-name="Tablo11.1">
          <table:table-cell table:style-name="Tablo11.A1" office:value-type="string">
            <text:p text:style-name="P16">Stakeholder / Category</text:p>
          </table:table-cell>
          <table:table-cell table:style-name="Tablo11.A1" office:value-type="string">
            <text:p text:style-name="P16">Definition</text:p>
          </table:table-cell>
        </table:table-row>
        <table:table-row table:style-name="Tablo11.1">
          <table:table-cell table:style-name="Tablo11.A2" office:value-type="string">
            <text:p text:style-name="P15"/>
          </table:table-cell>
          <table:table-cell table:style-name="Tablo11.A2" office:value-type="string">
            <text:p text:style-name="P13"/>
          </table:table-cell>
        </table:table-row>
        <table:table-row table:style-name="Tablo11.1">
          <table:table-cell table:style-name="Tablo11.A3" office:value-type="string">
            <text:p text:style-name="P15"/>
          </table:table-cell>
          <table:table-cell table:style-name="Tablo11.A3" office:value-type="string">
            <text:p text:style-name="P13"/>
          </table:table-cell>
        </table:table-row>
        <table:table-row table:style-name="Tablo11.1">
          <table:table-cell table:style-name="Tablo11.A2" office:value-type="string">
            <text:p text:style-name="P15"/>
          </table:table-cell>
          <table:table-cell table:style-name="Tablo11.A2" office:value-type="string">
            <text:p text:style-name="P13"/>
          </table:table-cell>
        </table:table-row>
        <table:table-row table:style-name="Tablo11.1">
          <table:table-cell table:style-name="Tablo11.A3" office:value-type="string">
            <text:p text:style-name="P15"/>
          </table:table-cell>
          <table:table-cell table:style-name="Tablo11.A3" office:value-type="string">
            <text:p text:style-name="P13"/>
          </table:table-cell>
        </table:table-row>
        <table:table-row table:style-name="Tablo11.1">
          <table:table-cell table:style-name="Tablo11.A2" office:value-type="string">
            <text:p text:style-name="P15"/>
          </table:table-cell>
          <table:table-cell table:style-name="Tablo11.A2" office:value-type="string">
            <text:p text:style-name="P13"/>
          </table:table-cell>
        </table:table-row>
        <table:table-row table:style-name="Tablo11.1">
          <table:table-cell table:style-name="Tablo11.A3" office:value-type="string">
            <text:p text:style-name="P15"/>
          </table:table-cell>
          <table:table-cell table:style-name="Tablo11.A3" office:value-type="string">
            <text:p text:style-name="P13"/>
          </table:table-cell>
        </table:table-row>
        <table:table-row table:style-name="Tablo11.1">
          <table:table-cell table:style-name="Tablo11.A2" office:value-type="string">
            <text:p text:style-name="P15"/>
          </table:table-cell>
          <table:table-cell table:style-name="Tablo11.A2" office:value-type="string">
            <text:p text:style-name="P13"/>
          </table:table-cell>
        </table:table-row>
      </table:table>
      <text:p text:style-name="Standard"/>
      <text:list xml:id="list42362038" text:continue-numbering="true" text:style-name="Outline">
        <text:list-item>
          <text:list>
            <text:list-item>
              <text:h text:style-name="Heading_20_2" text:outline-level="2"><text:bookmark-start text:name="__RefHeading__2044_308750549"/><text:bookmark-start text:name="_Toc467101119"/><text:span text:style-name="T15">Volatile Requirements</text:span><text:bookmark-end text:name="__RefHeading__2044_308750549"/><text:bookmark-end text:name="_Toc467101119"/></text:h>
            </text:list-item>
          </text:list>
        </text:list-item>
      </text:list>
      <text:p text:style-name="Standard"/>
      <table:table table:name="Tablo12" table:style-name="Tablo12">
        <table:table-column table:style-name="Tablo12.A" table:number-columns-repeated="2"/>
        <table:table-row table:style-name="Tablo12.1">
          <table:table-cell table:style-name="Tablo12.A1" office:value-type="string">
            <text:p text:style-name="P16">Stakeholder / Category</text:p>
          </table:table-cell>
          <table:table-cell table:style-name="Tablo12.A1" office:value-type="string">
            <text:p text:style-name="P16">Definition</text:p>
          </table:table-cell>
        </table:table-row>
        <table:table-row table:style-name="Tablo12.1">
          <table:table-cell table:style-name="Tablo12.A2" office:value-type="string">
            <text:p text:style-name="P15"/>
          </table:table-cell>
          <table:table-cell table:style-name="Tablo12.A2" office:value-type="string">
            <text:p text:style-name="P13"/>
          </table:table-cell>
        </table:table-row>
        <table:table-row table:style-name="Tablo12.1">
          <table:table-cell table:style-name="Tablo12.A3" office:value-type="string">
            <text:p text:style-name="P15"/>
          </table:table-cell>
          <table:table-cell table:style-name="Tablo12.A3" office:value-type="string">
            <text:p text:style-name="P13"/>
          </table:table-cell>
        </table:table-row>
        <table:table-row table:style-name="Tablo12.1">
          <table:table-cell table:style-name="Tablo12.A2" office:value-type="string">
            <text:p text:style-name="P15"/>
          </table:table-cell>
          <table:table-cell table:style-name="Tablo12.A2" office:value-type="string">
            <text:p text:style-name="P13"/>
          </table:table-cell>
        </table:table-row>
        <table:table-row table:style-name="Tablo12.1">
          <table:table-cell table:style-name="Tablo12.A3" office:value-type="string">
            <text:p text:style-name="P15"/>
          </table:table-cell>
          <table:table-cell table:style-name="Tablo12.A3" office:value-type="string">
            <text:p text:style-name="P13"/>
          </table:table-cell>
        </table:table-row>
        <table:table-row table:style-name="Tablo12.1">
          <table:table-cell table:style-name="Tablo12.A2" office:value-type="string">
            <text:p text:style-name="P15"/>
          </table:table-cell>
          <table:table-cell table:style-name="Tablo12.A2" office:value-type="string">
            <text:p text:style-name="P13"/>
          </table:table-cell>
        </table:table-row>
        <table:table-row table:style-name="Tablo12.1">
          <table:table-cell table:style-name="Tablo12.A3" office:value-type="string">
            <text:p text:style-name="P15"/>
          </table:table-cell>
          <table:table-cell table:style-name="Tablo12.A3" office:value-type="string">
            <text:p text:style-name="P13"/>
          </table:table-cell>
        </table:table-row>
        <table:table-row table:style-name="Tablo12.1">
          <table:table-cell table:style-name="Tablo12.A2" office:value-type="string">
            <text:p text:style-name="P15"/>
          </table:table-cell>
          <table:table-cell table:style-name="Tablo12.A2" office:value-type="string">
            <text:p text:style-name="P13"/>
          </table:table-cell>
        </table:table-row>
      </table:table>
      <text:p text:style-name="Standard"/>
      <text:list xml:id="list42348596" text:continue-numbering="true" text:style-name="Outline">
        <text:list-item>
          <text:list>
            <text:list-item>
              <text:h text:style-name="Heading_20_2" text:outline-level="2"><text:bookmark-start text:name="__RefHeading__2046_308750549"/><text:bookmark-start text:name="_Toc467101120"/><text:soft-page-break/><text:span text:style-name="T15">Enduring Requirements</text:span><text:bookmark-end text:name="__RefHeading__2046_308750549"/><text:bookmark-end text:name="_Toc467101120"/></text:h>
            </text:list-item>
          </text:list>
        </text:list-item>
      </text:list>
      <text:p text:style-name="Standard"/>
      <table:table table:name="Tablo13" table:style-name="Tablo13">
        <table:table-column table:style-name="Tablo13.A" table:number-columns-repeated="2"/>
        <table:table-row table:style-name="Tablo13.1">
          <table:table-cell table:style-name="Tablo13.A1" office:value-type="string">
            <text:p text:style-name="P16">Stakeholder / Category</text:p>
          </table:table-cell>
          <table:table-cell table:style-name="Tablo13.A1" office:value-type="string">
            <text:p text:style-name="P16">Definition</text:p>
          </table:table-cell>
        </table:table-row>
        <table:table-row table:style-name="Tablo13.1">
          <table:table-cell table:style-name="Tablo13.A2" office:value-type="string">
            <text:p text:style-name="P15"/>
          </table:table-cell>
          <table:table-cell table:style-name="Tablo13.A2" office:value-type="string">
            <text:p text:style-name="P13"/>
          </table:table-cell>
        </table:table-row>
        <table:table-row table:style-name="Tablo13.1">
          <table:table-cell table:style-name="Tablo13.A3" office:value-type="string">
            <text:p text:style-name="P15"/>
          </table:table-cell>
          <table:table-cell table:style-name="Tablo13.A3" office:value-type="string">
            <text:p text:style-name="P13"/>
          </table:table-cell>
        </table:table-row>
        <table:table-row table:style-name="Tablo13.1">
          <table:table-cell table:style-name="Tablo13.A2" office:value-type="string">
            <text:p text:style-name="P15"/>
          </table:table-cell>
          <table:table-cell table:style-name="Tablo13.A2" office:value-type="string">
            <text:p text:style-name="P13"/>
          </table:table-cell>
        </table:table-row>
        <table:table-row table:style-name="Tablo13.1">
          <table:table-cell table:style-name="Tablo13.A3" office:value-type="string">
            <text:p text:style-name="P15"/>
          </table:table-cell>
          <table:table-cell table:style-name="Tablo13.A3" office:value-type="string">
            <text:p text:style-name="P13"/>
          </table:table-cell>
        </table:table-row>
        <table:table-row table:style-name="Tablo13.1">
          <table:table-cell table:style-name="Tablo13.A2" office:value-type="string">
            <text:p text:style-name="P15"/>
          </table:table-cell>
          <table:table-cell table:style-name="Tablo13.A2" office:value-type="string">
            <text:p text:style-name="P13"/>
          </table:table-cell>
        </table:table-row>
        <table:table-row table:style-name="Tablo13.1">
          <table:table-cell table:style-name="Tablo13.A3" office:value-type="string">
            <text:p text:style-name="P15"/>
          </table:table-cell>
          <table:table-cell table:style-name="Tablo13.A3" office:value-type="string">
            <text:p text:style-name="P13"/>
          </table:table-cell>
        </table:table-row>
        <table:table-row table:style-name="Tablo13.1">
          <table:table-cell table:style-name="Tablo13.A2" office:value-type="string">
            <text:p text:style-name="P15"/>
          </table:table-cell>
          <table:table-cell table:style-name="Tablo13.A2" office:value-type="string">
            <text:p text:style-name="P13"/>
          </table:table-cell>
        </table:table-row>
      </table:table>
      <text:p text:style-name="Standard"/>
      <text:p text:style-name="P8"/>
      <text:list xml:id="list42370057" text:continue-numbering="true" text:style-name="Outline">
        <text:list-item>
          <text:h text:style-name="P24" text:outline-level="1"><text:bookmark-start text:name="__RefHeading__2048_308750549"/><text:bookmark-start text:name="_Toc467101121"/>Requirements Interviews with Domain Experts<text:bookmark-end text:name="__RefHeading__2048_308750549"/><text:bookmark-end text:name="_Toc467101121"/></text:h>
        </text:list-item>
      </text:list>
      <text:p text:style-name="Text_20_body"/>
      <text:p text:style-name="Text_20_body"><text:tab/></text:p>
      <text:p text:style-name="Text_20_body">First of all we share with doctor envisaged system then we wanted to tell <text:s/>from her expectations from system. Her opinions about system:</text:p>
      <text:p text:style-name="Text_20_body"/>
      <text:p text:style-name="Text_20_body">System shall send informative e-mail for pregnant woman for her and baby health.</text:p>
      <text:p text:style-name="Text_20_body">System shall alert to mother for vaccine time of her baby.</text:p>
      <text:p text:style-name="Text_20_body">System shall alert to cancerous patient who has to come for check-up every year,every two year and every five year.</text:p>
      <text:p text:style-name="Text_20_body">System shall alert to each woman for breast cancer tests every six months.</text:p>
      <text:p text:style-name="Text_20_body"/>
      <text:p text:style-name="P5"/>
      <text:list xml:id="list42375253" text:continue-numbering="true" text:style-name="Outline">
        <text:list-item>
          <text:h text:style-name="P24" text:outline-level="1"><text:bookmark-start text:name="__RefHeading__2050_308750549"/><text:bookmark-start text:name="_Toc467101122"/>Requirements Prioritization and Negotiation<text:bookmark-end text:name="__RefHeading__2050_308750549"/><text:bookmark-end text:name="_Toc467101122"/></text:h>
        </text:list-item>
      </text:list>
      <text:p text:style-name="P5"/>
      <text:list xml:id="list42357766" text:continue-numbering="true" text:style-name="Outline">
        <text:list-item>
          <text:h text:style-name="P24" text:outline-level="1"><text:bookmark-start text:name="__RefHeading__2052_308750549"/><text:bookmark-start text:name="_Toc467101123"/>Requirements Traceability Matrix<text:bookmark-end text:name="__RefHeading__2052_308750549"/><text:bookmark-end text:name="_Toc467101123"/></text:h>
        </text:list-item>
      </text:list>
      <text:p text:style-name="P5"/>
      <text:list xml:id="list42368869" text:continue-numbering="true" text:style-name="Outline">
        <text:list-item>
          <text:h text:style-name="P24" text:outline-level="1"><text:bookmark-start text:name="__RefHeading__2054_308750549"/><text:bookmark-start text:name="_Toc467101124"/>Use Cases of Main Scenarios<text:bookmark-end text:name="__RefHeading__2054_308750549"/><text:bookmark-end text:name="_Toc467101124"/></text:h>
        </text:list-item>
      </text:list>
      <text:p text:style-name="P5"/>
      <text:list xml:id="list42355039" text:continue-numbering="true" text:style-name="Outline">
        <text:list-item>
          <text:h text:style-name="P24" text:outline-level="1"><text:bookmark-start text:name="__RefHeading__2056_308750549"/><text:bookmark-start text:name="_Toc467101125"/>Domain Model<text:bookmark-end text:name="__RefHeading__2056_308750549"/><text:bookmark-end text:name="_Toc467101125"/></text:h>
        </text:list-item>
      </text:list>
      <text:p text:style-name="P5"/>
      <text:list xml:id="list42373341" text:continue-numbering="true" text:style-name="Outline">
        <text:list-item>
          <text:h text:style-name="P24" text:outline-level="1"><text:bookmark-start text:name="__RefHeading__2058_308750549"/><text:bookmark-start text:name="_Toc467101126"/>Other Schemas<text:bookmark-end text:name="__RefHeading__2058_308750549"/><text:bookmark-end text:name="_Toc467101126"/></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1" svg:font-family="" style:font-family-generic="swis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tr" fo:country="T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Title" style:family="paragraph" style:parent-style-name="Standard" style:default-outline-level="" style:list-style-name="" style:class="extra">
      <style:paragraph-properties fo:margin-top="0.212cm" fo:margin-bottom="0.529cm" fo:line-height="100%" fo:text-align="start" style:justify-single-word="false" fo:padding-left="0cm" fo:padding-right="0cm" fo:padding-top="0cm" fo:padding-bottom="0.141cm" fo:border-left="none" fo:border-right="none" fo:border-top="none" fo:border-bottom="0.035cm solid #4f81bd" text:number-lines="false" text:line-number="0"/>
      <style:text-properties fo:color="#17365d" style:font-name="Cambria" fo:font-size="26pt" fo:letter-spacing="0.009cm" fo:font-style="italic" style:letter-kerning="true" style:font-size-asian="26pt" style:font-style-asian="italic" style:font-name-complex="F1" style:font-size-complex="26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Times New Roman" fo:font-size="20pt" fo:font-weight="bold" style:font-size-asian="20pt" style:font-weight-asian="bold" style:font-name-complex="Times New Roman1" style:font-size-complex="20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tr" style:country-asian="T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style:language-asian="tr" style:country-asian="TR" style:font-name-complex="F"/>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tr" style:country-asian="TR" style:font-name-complex="F"/>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Times New Roman" fo:font-size="20pt" fo:font-weight="bold" style:font-size-asian="20pt" style:font-weight-asian="bold" style:font-name-complex="Times New Roman1" style:font-size-complex="20pt" style:font-weight-complex="bold"/>
    </style:style>
    <style:style style:name="Balon_20_Metni_20_Char" style:display-name="Balon Metni Char" style:family="text" style:parent-style-name="Default_20_Paragraph_20_Font">
      <style:text-properties style:font-name="Tahoma" fo:font-size="8pt" style:font-size-asian="8pt" style:font-name-complex="Tahoma1" style:font-size-complex="8pt"/>
    </style:style>
    <style:style style:name="Konu_20_Başlığı_20_Char" style:display-name="Konu Başlığı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Başlık_20_2_20_Char" style:display-name="Başlık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Başlık_20_3_20_Char" style:display-name="Başlık 3 Char" style:family="text" style:parent-style-name="Default_20_Paragraph_20_Font">
      <style:text-properties fo:color="#4f81bd" style:font-name="Cambria" fo:font-weight="bold" style:font-weight-asian="bold" style:font-name-complex="F" style:font-weight-complex="bold"/>
    </style:style>
    <style:style style:name="Üstbilgi_20_Char" style:display-name="Üstbilgi Char" style:family="text" style:parent-style-name="Default_20_Paragraph_20_Font"/>
    <style:style style:name="Altbilgi_20_Char" style:display-name="Altbilgi Char" style:family="text" style:parent-style-name="Default_20_Paragraph_20_Font"/>
    <style:style style:name="Aralık_20_Yok_20_Char" style:display-name="Aralık Yok Char" style:family="text" style:parent-style-name="Default_20_Paragraph_20_Font">
      <style:text-properties style:language-asian="tr" style:country-asian="TR" style:font-name-complex="F"/>
    </style:style>
    <style:style style:name="Placeholder_20_Text" style:display-name="Placeholder Text" style:family="text" style:parent-style-name="Default_20_Paragraph_20_Font">
      <style:text-properties fo:color="#808080"/>
    </style:style>
    <style:style style:name="Başlık_20_4_20_Char" style:display-name="Başlık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Başlık_20_5_20_Char" style:display-name="Başlık 5 Char" style:family="text" style:parent-style-name="Default_20_Paragraph_20_Font">
      <style:text-properties fo:color="#243f60" style:font-name="Cambria" style:font-name-complex="F"/>
    </style:style>
    <style:style style:name="Başlık_20_6_20_Char" style:display-name="Başlık 6 Char" style:family="text" style:parent-style-name="Default_20_Paragraph_20_Font">
      <style:text-properties fo:color="#243f60" style:font-name="Cambria" fo:font-style="italic" style:font-style-asian="italic" style:font-name-complex="F" style:font-style-complex="italic"/>
    </style:style>
    <style:style style:name="Başlık_20_7_20_Char" style:display-name="Başlık 7 Char" style:family="text" style:parent-style-name="Default_20_Paragraph_20_Font">
      <style:text-properties fo:color="#404040" style:font-name="Cambria" fo:font-style="italic" style:font-style-asian="italic" style:font-name-complex="F" style:font-style-complex="italic"/>
    </style:style>
    <style:style style:name="Başlık_20_8_20_Char" style:display-name="Başlık 8 Char" style:family="text" style:parent-style-name="Default_20_Paragraph_20_Font">
      <style:text-properties fo:color="#404040" style:font-name="Cambria" fo:font-size="10pt" style:font-size-asian="10pt" style:font-name-complex="F" style:font-size-complex="10pt"/>
    </style:style>
    <style:style style:name="Başlık_20_9_20_Char" style:display-name="Başlık 9 Ch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Alt_20_Konu_20_Başlığı_20_Char" style:display-name="Alt Konu Başlığı Char"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Keskin_20_Tırnak_20_Char" style:display-name="Keskin Tırnak Char" style:family="text" style:parent-style-name="Default_20_Paragraph_20_Font">
      <style:text-properties fo:color="#4f81bd"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First_20_Page" style:display-name="First Page" style:page-layout-name="Mpm2" style:next-style-name="Standard">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Engineering Project</dc:title>
    <dc:subject>Requirements Report</dc:subject>
    <meta:initial-creator>05120000238 – Murat Can ÜSTE</meta:initial-creator>
    <meta:editing-cycles>178</meta:editing-cycles>
    <meta:creation-date>2016-11-16T08:27:00</meta:creation-date>
    <dc:date>2016-11-17T22:18:59.21</dc:date>
    <meta:editing-duration>PT16H19M26S</meta:editing-duration>
    <meta:generator>OpenOffice/4.1.2$Win32 OpenOffice.org_project/412m3$Build-9782</meta:generator>
    <meta:document-statistic meta:table-count="13" meta:image-count="0" meta:object-count="0" meta:page-count="16" meta:paragraph-count="207" meta:word-count="1233" meta:character-count="8903"/>
    <meta:user-defined meta:name="AppVersion">14.0000</meta:user-defined>
    <meta:user-defined meta:name="Company">Software Engineering Proje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